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cm"/>
    </style:style>
    <style:style style:name="co2" style:family="table-column">
      <style:table-column-properties fo:break-before="auto" style:column-width="1.205cm"/>
    </style:style>
    <style:style style:name="co3" style:family="table-column">
      <style:table-column-properties fo:break-before="auto" style:column-width="0.854cm"/>
    </style:style>
    <style:style style:name="co4" style:family="table-column">
      <style:table-column-properties fo:break-before="auto" style:column-width="2.281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2.261cm"/>
    </style:style>
    <style:style style:name="co7" style:family="table-column">
      <style:table-column-properties fo:break-before="auto" style:column-width="2.457cm"/>
    </style:style>
    <style:style style:name="co8" style:family="table-column">
      <style:table-column-properties fo:break-before="auto" style:column-width="2.447cm"/>
    </style:style>
    <style:style style:name="co9" style:family="table-column">
      <style:table-column-properties fo:break-before="auto" style:column-width="2.43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178cm"/>
    </style:style>
    <style:style style:name="co12" style:family="table-column">
      <style:table-column-properties fo:break-before="auto" style:column-width="3.15cm"/>
    </style:style>
    <style:style style:name="co13" style:family="table-column">
      <style:table-column-properties fo:break-before="auto" style:column-width="2.15cm"/>
    </style:style>
    <style:style style:name="co14" style:family="table-column">
      <style:table-column-properties fo:break-before="auto" style:column-width="2.223cm"/>
    </style:style>
    <style:style style:name="co15" style:family="table-column">
      <style:table-column-properties fo:break-before="auto" style:column-width="2.111cm"/>
    </style:style>
    <style:style style:name="co16" style:family="table-column">
      <style:table-column-properties fo:break-before="auto" style:column-width="1.381cm"/>
    </style:style>
    <style:style style:name="co17" style:family="table-column">
      <style:table-column-properties fo:break-before="auto" style:column-width="1.312cm"/>
    </style:style>
    <style:style style:name="co18" style:family="table-column">
      <style:table-column-properties fo:break-before="auto" style:column-width="1.4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Calibri" fo:font-weight="bold" style:font-weight-asian="bold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ext-properties style:font-name="Calibri" fo:font-size="10pt" style:font-size-asian="10pt" style:font-size-complex="10pt"/>
    </style:style>
    <style:style style:name="ce10" style:family="table-cell" style:parent-style-name="Default">
      <style:table-cell-properties fo:background-color="transparent"/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Front-back sess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number-columns-repeated="16365" table:default-cell-style-name="ce3"/>
        <table:table-row table:style-name="ro1">
          <table:table-cell table:style-name="ce2" office:value-type="string" calcext:value-type="string">
            <text:p>Participant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A_COL_AV_G</text:p>
          </table:table-cell>
          <table:table-cell table:style-name="ce2" office:value-type="string" calcext:value-type="string">
            <text:p>A_COL_AV_D</text:p>
          </table:table-cell>
          <table:table-cell table:style-name="ce2" office:value-type="string" calcext:value-type="string">
            <text:p>A_COL_AR_G</text:p>
          </table:table-cell>
          <table:table-cell table:style-name="ce2" office:value-type="string" calcext:value-type="string">
            <text:p>A_COL_AR_D</text:p>
          </table:table-cell>
          <table:table-cell table:style-name="ce2" office:value-type="string" calcext:value-type="string">
            <text:p>A_REV_AV_G</text:p>
          </table:table-cell>
          <table:table-cell table:style-name="ce2" office:value-type="string" calcext:value-type="string">
            <text:p>A_REV_AV_D</text:p>
          </table:table-cell>
          <table:table-cell table:style-name="ce2" office:value-type="string" calcext:value-type="string">
            <text:p>A_REV_AR_G</text:p>
          </table:table-cell>
          <table:table-cell table:style-name="ce2" office:value-type="string" calcext:value-type="string">
            <text:p>A_REV_AR_D</text:p>
          </table:table-cell>
          <table:table-cell table:style-name="ce2" office:value-type="string" calcext:value-type="string">
            <text:p>AT_COL_AV_G</text:p>
          </table:table-cell>
          <table:table-cell table:style-name="ce2" office:value-type="string" calcext:value-type="string">
            <text:p>AT_COL_AV_D</text:p>
          </table:table-cell>
          <table:table-cell table:style-name="ce2" office:value-type="string" calcext:value-type="string">
            <text:p>AT_COL_AR_G</text:p>
          </table:table-cell>
          <table:table-cell table:style-name="ce2" office:value-type="string" calcext:value-type="string">
            <text:p>AT_COL_AR_D</text:p>
          </table:table-cell>
          <table:table-cell table:style-name="ce2" office:value-type="string" calcext:value-type="string">
            <text:p>AT_REV_AV_G</text:p>
          </table:table-cell>
          <table:table-cell table:style-name="ce2" office:value-type="string" calcext:value-type="string">
            <text:p>AT_REV_AV_D</text:p>
          </table:table-cell>
          <table:table-cell table:style-name="ce2" office:value-type="string" calcext:value-type="string">
            <text:p>AT_REV_AR_G</text:p>
          </table:table-cell>
          <table:table-cell table:style-name="ce2" office:value-type="string" calcext:value-type="string">
            <text:p>AT_REV_AR_D</text:p>
          </table:table-cell>
          <table:table-cell table:style-name="ce2" table:number-columns-repeated="16365"/>
        </table:table-row>
        <table:table-row table:style-name="ro1">
          <table:table-cell office:value-type="string" calcext:value-type="string">
            <text:p>HN101</text:p>
          </table:table-cell>
          <table:table-cell office:value-type="string" calcext:value-type="string">
            <text:p>H</text:p>
          </table:table-cell>
          <table:table-cell office:value-type="float" office:value="40" calcext:value-type="float">
            <text:p>40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73.68421053" calcext:value-type="float">
            <text:p>73,68421053</text:p>
          </table:table-cell>
          <table:table-cell office:value-type="float" office:value="88.23529412" calcext:value-type="float">
            <text:p>88,23529412</text:p>
          </table:table-cell>
          <table:table-cell office:value-type="float" office:value="62.5" calcext:value-type="float">
            <text:p>62,5</text:p>
          </table:table-cell>
          <table:table-cell office:value-type="float" office:value="89.47368421" calcext:value-type="float">
            <text:p>89,47368421</text:p>
          </table:table-cell>
          <table:table-cell office:value-type="float" office:value="80" calcext:value-type="float">
            <text:p>80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90" calcext:value-type="float">
            <text:p>90</text:p>
          </table:table-cell>
          <table:table-cell office:value-type="float" office:value="71.42857143" calcext:value-type="float">
            <text:p>71,42857143</text:p>
          </table:table-cell>
          <table:table-cell office:value-type="float" office:value="92.30769231" calcext:value-type="float">
            <text:p>92,30769231</text:p>
          </table:table-cell>
          <table:table-cell office:value-type="float" office:value="86.66666667" calcext:value-type="float">
            <text:p>86,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92.30769231" calcext:value-type="float">
            <text:p>92,30769231</text:p>
          </table:table-cell>
          <table:table-cell office:value-type="float" office:value="77.27272727" calcext:value-type="float">
            <text:p>77,27272727</text:p>
          </table:table-cell>
          <table:table-cell office:value-type="float" office:value="93.33333333" calcext:value-type="float">
            <text:p>93,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03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94.73684211" calcext:value-type="float">
            <text:p>94,73684211</text:p>
          </table:table-cell>
          <table:table-cell office:value-type="float" office:value="100" calcext:value-type="float">
            <text:p>100</text:p>
          </table:table-cell>
          <table:table-cell office:value-type="float" office:value="77.77777778" calcext:value-type="float">
            <text:p>77,77777778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94.73684211" calcext:value-type="float">
            <text:p>94,73684211</text:p>
          </table:table-cell>
          <table:table-cell office:value-type="float" office:value="84.61538462" calcext:value-type="float">
            <text:p>84,61538462</text:p>
          </table:table-cell>
          <table:table-cell office:value-type="float" office:value="94.44444444" calcext:value-type="float">
            <text:p>94,44444444</text:p>
          </table:table-cell>
          <table:table-cell office:value-type="float" office:value="75" calcext:value-type="float">
            <text:p>75</text:p>
          </table:table-cell>
          <table:table-cell office:value-type="float" office:value="69.23076923" calcext:value-type="float">
            <text:p>69,23076923</text:p>
          </table:table-cell>
          <table:table-cell office:value-type="float" office:value="88.88888889" calcext:value-type="float">
            <text:p>88,88888889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92.30769231" calcext:value-type="float">
            <text:p>92,30769231</text:p>
          </table:table-cell>
          <table:table-cell office:value-type="float" office:value="78.94736842" calcext:value-type="float">
            <text:p>78,94736842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90" calcext:value-type="float">
            <text:p>9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04</text:p>
          </table:table-cell>
          <table:table-cell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90.90909091" calcext:value-type="float">
            <text:p>90,90909091</text:p>
          </table:table-cell>
          <table:table-cell office:value-type="float" office:value="64.70588235" calcext:value-type="float">
            <text:p>64,70588235</text:p>
          </table:table-cell>
          <table:table-cell office:value-type="float" office:value="80" calcext:value-type="float">
            <text:p>80</text:p>
          </table:table-cell>
          <table:table-cell office:value-type="float" office:value="76.47058824" calcext:value-type="float">
            <text:p>76,47058824</text:p>
          </table:table-cell>
          <table:table-cell office:value-type="float" office:value="88.23529412" calcext:value-type="float">
            <text:p>88,23529412</text:p>
          </table:table-cell>
          <table:table-cell table:number-columns-repeated="2" office:value-type="float" office:value="92.85714286" calcext:value-type="float">
            <text:p>92,85714286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60" calcext:value-type="float">
            <text:p>60</text:p>
          </table:table-cell>
          <table:table-cell office:value-type="float" office:value="86.66666667" calcext:value-type="float">
            <text:p>86,66666667</text:p>
          </table:table-cell>
          <table:table-cell office:value-type="float" office:value="82.35294118" calcext:value-type="float">
            <text:p>82,35294118</text:p>
          </table:table-cell>
          <table:table-cell office:value-type="float" office:value="80" calcext:value-type="float">
            <text:p>80</text:p>
          </table:table-cell>
          <table:table-cell office:value-type="float" office:value="86.66666667" calcext:value-type="float">
            <text:p>86,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77.77777778" calcext:value-type="float">
            <text:p>77,77777778</text:p>
          </table:table-cell>
          <table:table-cell office:value-type="float" office:value="90" calcext:value-type="float">
            <text:p>9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05</text:p>
          </table:table-cell>
          <table:table-cell office:value-type="string" calcext:value-type="string">
            <text:p>H</text:p>
          </table:table-cell>
          <table:table-cell office:value-type="float" office:value="37" calcext:value-type="float">
            <text:p>37</text:p>
          </table:table-cell>
          <table:table-cell office:value-type="float" office:value="87.17948718" calcext:value-type="float">
            <text:p>87,17948718</text:p>
          </table:table-cell>
          <table:table-cell office:value-type="float" office:value="73.33333333" calcext:value-type="float">
            <text:p>73,33333333</text:p>
          </table:table-cell>
          <table:table-cell office:value-type="float" office:value="78.125" calcext:value-type="float">
            <text:p>78,125</text:p>
          </table:table-cell>
          <table:table-cell office:value-type="float" office:value="81.25" calcext:value-type="float">
            <text:p>81,25</text:p>
          </table:table-cell>
          <table:table-cell office:value-type="float" office:value="89.18918919" calcext:value-type="float">
            <text:p>89,18918919</text:p>
          </table:table-cell>
          <table:table-cell office:value-type="float" office:value="89.65517241" calcext:value-type="float">
            <text:p>89,65517241</text:p>
          </table:table-cell>
          <table:table-cell office:value-type="float" office:value="90" calcext:value-type="float">
            <text:p>90</text:p>
          </table:table-cell>
          <table:table-cell office:value-type="float" office:value="88.88888889" calcext:value-type="float">
            <text:p>88,88888889</text:p>
          </table:table-cell>
          <table:table-cell office:value-type="float" office:value="80" calcext:value-type="float">
            <text:p>80</text:p>
          </table:table-cell>
          <table:table-cell office:value-type="float" office:value="91.17647059" calcext:value-type="float">
            <text:p>91,17647059</text:p>
          </table:table-cell>
          <table:table-cell office:value-type="float" office:value="84.375" calcext:value-type="float">
            <text:p>84,375</text:p>
          </table:table-cell>
          <table:table-cell office:value-type="float" office:value="87.5" calcext:value-type="float">
            <text:p>87,5</text:p>
          </table:table-cell>
          <table:table-cell office:value-type="float" office:value="92.59259259" calcext:value-type="float">
            <text:p>92,59259259</text:p>
          </table:table-cell>
          <table:table-cell office:value-type="float" office:value="97.14285714" calcext:value-type="float">
            <text:p>97,14285714</text:p>
          </table:table-cell>
          <table:table-cell office:value-type="float" office:value="88.23529412" calcext:value-type="float">
            <text:p>88,23529412</text:p>
          </table:table-cell>
          <table:table-cell office:value-type="float" office:value="89.18918919" calcext:value-type="float">
            <text:p>89,189189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06</text:p>
          </table:table-cell>
          <table:table-cell office:value-type="string" calcext:value-type="string">
            <text:p>H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2.85714286" calcext:value-type="float">
            <text:p>92,85714286</text:p>
          </table:table-cell>
          <table:table-cell office:value-type="float" office:value="88.88888889" calcext:value-type="float">
            <text:p>88,888888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333333" calcext:value-type="float">
            <text:p>93,33333333</text:p>
          </table:table-cell>
          <table:table-cell office:value-type="float" office:value="94.73684211" calcext:value-type="float">
            <text:p>94,73684211</text:p>
          </table:table-cell>
          <table:table-cell office:value-type="float" office:value="88.88888889" calcext:value-type="float">
            <text:p>88,88888889</text:p>
          </table:table-cell>
          <table:table-cell table:number-columns-repeated="2" office:value-type="float" office:value="94.44444444" calcext:value-type="float">
            <text:p>94,44444444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100" calcext:value-type="float">
            <text:p>100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100" calcext:value-type="float">
            <text:p>10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08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4.21052632" calcext:value-type="float">
            <text:p>84,21052632</text:p>
          </table:table-cell>
          <table:table-cell office:value-type="float" office:value="100" calcext:value-type="float">
            <text:p>100</text:p>
          </table:table-cell>
          <table:table-cell office:value-type="float" office:value="93.33333333" calcext:value-type="float">
            <text:p>93,33333333</text:p>
          </table:table-cell>
          <table:table-cell office:value-type="float" office:value="93.75" calcext:value-type="float">
            <text:p>93,75</text:p>
          </table:table-cell>
          <table:table-cell office:value-type="float" office:value="100" calcext:value-type="float">
            <text:p>100</text:p>
          </table:table-cell>
          <table:table-cell office:value-type="float" office:value="82.35294118" calcext:value-type="float">
            <text:p>82,35294118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80" calcext:value-type="float">
            <text:p>80</text:p>
          </table:table-cell>
          <table:table-cell office:value-type="float" office:value="76.92307692" calcext:value-type="float">
            <text:p>76,92307692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,5</text:p>
          </table:table-cell>
          <table:table-cell office:value-type="float" office:value="100" calcext:value-type="float">
            <text:p>10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09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88.23529412" calcext:value-type="float">
            <text:p>88,23529412</text:p>
          </table:table-cell>
          <table:table-cell office:value-type="float" office:value="100" calcext:value-type="float">
            <text:p>100</text:p>
          </table:table-cell>
          <table:table-cell office:value-type="float" office:value="93.33333333" calcext:value-type="float">
            <text:p>93,33333333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5.23809524" calcext:value-type="float">
            <text:p>95,23809524</text:p>
          </table:table-cell>
          <table:table-cell office:value-type="float" office:value="93.33333333" calcext:value-type="float">
            <text:p>93,33333333</text:p>
          </table:table-cell>
          <table:table-cell office:value-type="float" office:value="87.5" calcext:value-type="float">
            <text:p>87,5</text:p>
          </table:table-cell>
          <table:table-cell office:value-type="float" office:value="86.66666667" calcext:value-type="float">
            <text:p>86,66666667</text:p>
          </table:table-cell>
          <table:table-cell office:value-type="float" office:value="70.58823529" calcext:value-type="float">
            <text:p>70,58823529</text:p>
          </table:table-cell>
          <table:table-cell office:value-type="float" office:value="88.23529412" calcext:value-type="float">
            <text:p>88,23529412</text:p>
          </table:table-cell>
          <table:table-cell office:value-type="float" office:value="90.90909091" calcext:value-type="float">
            <text:p>90,90909091</text:p>
          </table:table-cell>
          <table:table-cell office:value-type="float" office:value="92.30769231" calcext:value-type="float">
            <text:p>92,307692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75" calcext:value-type="float">
            <text:p>93,7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10</text:p>
          </table:table-cell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office:value-type="float" office:value="92.85714286" calcext:value-type="float">
            <text:p>92,85714286</text:p>
          </table:table-cell>
          <table:table-cell office:value-type="float" office:value="92.30769231" calcext:value-type="float">
            <text:p>92,30769231</text:p>
          </table:table-cell>
          <table:table-cell office:value-type="float" office:value="84.21052632" calcext:value-type="float">
            <text:p>84,21052632</text:p>
          </table:table-cell>
          <table:table-cell office:value-type="float" office:value="93.75" calcext:value-type="float">
            <text:p>93,75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85" calcext:value-type="float">
            <text:p>85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88.88888889" calcext:value-type="float">
            <text:p>88,88888889</text:p>
          </table:table-cell>
          <table:table-cell office:value-type="float" office:value="84.21052632" calcext:value-type="float">
            <text:p>84,21052632</text:p>
          </table:table-cell>
          <table:table-cell office:value-type="float" office:value="92.30769231" calcext:value-type="float">
            <text:p>92,30769231</text:p>
          </table:table-cell>
          <table:table-cell office:value-type="float" office:value="68.75" calcext:value-type="float">
            <text:p>68,75</text:p>
          </table:table-cell>
          <table:table-cell office:value-type="float" office:value="86.66666667" calcext:value-type="float">
            <text:p>86,66666667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83.33333333" calcext:value-type="float">
            <text:p>83,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1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84.21052632" calcext:value-type="float">
            <text:p>84,21052632</text:p>
          </table:table-cell>
          <table:table-cell office:value-type="float" office:value="58.82352941" calcext:value-type="float">
            <text:p>58,82352941</text:p>
          </table:table-cell>
          <table:table-cell office:value-type="float" office:value="57.14285714" calcext:value-type="float">
            <text:p>57,14285714</text:p>
          </table:table-cell>
          <table:table-cell office:value-type="float" office:value="76.47058824" calcext:value-type="float">
            <text:p>76,47058824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62.5" calcext:value-type="float">
            <text:p>62,5</text:p>
          </table:table-cell>
          <table:table-cell table:number-columns-repeated="2" office:value-type="float" office:value="78.57142857" calcext:value-type="float">
            <text:p>78,57142857</text:p>
          </table:table-cell>
          <table:table-cell office:value-type="float" office:value="76.92307692" calcext:value-type="float">
            <text:p>76,92307692</text:p>
          </table:table-cell>
          <table:table-cell office:value-type="float" office:value="60" calcext:value-type="float">
            <text:p>60</text:p>
          </table:table-cell>
          <table:table-cell office:value-type="float" office:value="55.55555556" calcext:value-type="float">
            <text:p>55,55555556</text:p>
          </table:table-cell>
          <table:table-cell office:value-type="float" office:value="53.33333333" calcext:value-type="float">
            <text:p>53,33333333</text:p>
          </table:table-cell>
          <table:table-cell office:value-type="float" office:value="80" calcext:value-type="float">
            <text:p>80</text:p>
          </table:table-cell>
          <table:table-cell office:value-type="float" office:value="62.5" calcext:value-type="float">
            <text:p>62,5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7" calcext:value-type="float">
            <text:p>66,6666666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12</text:p>
          </table:table-cell>
          <table:table-cell office:value-type="string" calcext:value-type="string">
            <text:p>H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75" calcext:value-type="float">
            <text:p>75</text:p>
          </table:table-cell>
          <table:table-cell office:value-type="float" office:value="71.42857143" calcext:value-type="float">
            <text:p>71,42857143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81.81818182" calcext:value-type="float">
            <text:p>81,81818182</text:p>
          </table:table-cell>
          <table:table-cell office:value-type="float" office:value="92.85714286" calcext:value-type="float">
            <text:p>92,85714286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,5</text:p>
          </table:table-cell>
          <table:table-cell office:value-type="float" office:value="80" calcext:value-type="float">
            <text:p>80</text:p>
          </table:table-cell>
          <table:table-cell office:value-type="float" office:value="81.25" calcext:value-type="float">
            <text:p>81,25</text:p>
          </table:table-cell>
          <table:table-cell office:value-type="float" office:value="94.44444444" calcext:value-type="float">
            <text:p>94,44444444</text:p>
          </table:table-cell>
          <table:table-cell office:value-type="float" office:value="93.33333333" calcext:value-type="float">
            <text:p>93,33333333</text:p>
          </table:table-cell>
          <table:table-cell office:value-type="float" office:value="60" calcext:value-type="float">
            <text:p>60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80" calcext:value-type="float">
            <text:p>8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13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64.70588235" calcext:value-type="float">
            <text:p>64,70588235</text:p>
          </table:table-cell>
          <table:table-cell office:value-type="float" office:value="77.77777778" calcext:value-type="float">
            <text:p>77,77777778</text:p>
          </table:table-cell>
          <table:table-cell office:value-type="float" office:value="68.75" calcext:value-type="float">
            <text:p>68,75</text:p>
          </table:table-cell>
          <table:table-cell office:value-type="float" office:value="57.14285714" calcext:value-type="float">
            <text:p>57,14285714</text:p>
          </table:table-cell>
          <table:table-cell office:value-type="float" office:value="61.11111111" calcext:value-type="float">
            <text:p>61,11111111</text:p>
          </table:table-cell>
          <table:table-cell office:value-type="float" office:value="29.41176471" calcext:value-type="float">
            <text:p>29,41176471</text:p>
          </table:table-cell>
          <table:table-cell office:value-type="float" office:value="64.28571429" calcext:value-type="float">
            <text:p>64,28571429</text:p>
          </table:table-cell>
          <table:table-cell office:value-type="float" office:value="65" calcext:value-type="float">
            <text:p>65</text:p>
          </table:table-cell>
          <table:table-cell office:value-type="float" office:value="53.33333333" calcext:value-type="float">
            <text:p>53,33333333</text:p>
          </table:table-cell>
          <table:table-cell office:value-type="float" office:value="71.42857143" calcext:value-type="float">
            <text:p>71,42857143</text:p>
          </table:table-cell>
          <table:table-cell office:value-type="float" office:value="81.25" calcext:value-type="float">
            <text:p>81,25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71.42857143" calcext:value-type="float">
            <text:p>71,4285714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14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76.47058824" calcext:value-type="float">
            <text:p>76,47058824</text:p>
          </table:table-cell>
          <table:table-cell office:value-type="float" office:value="72.72727273" calcext:value-type="float">
            <text:p>72,72727273</text:p>
          </table:table-cell>
          <table:table-cell office:value-type="float" office:value="63.63636364" calcext:value-type="float">
            <text:p>63,63636364</text:p>
          </table:table-cell>
          <table:table-cell office:value-type="float" office:value="88.23529412" calcext:value-type="float">
            <text:p>88,23529412</text:p>
          </table:table-cell>
          <table:table-cell office:value-type="float" office:value="89.47368421" calcext:value-type="float">
            <text:p>89,47368421</text:p>
          </table:table-cell>
          <table:table-cell office:value-type="float" office:value="64.28571429" calcext:value-type="float">
            <text:p>64,28571429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86.66666667" calcext:value-type="float">
            <text:p>86,66666667</text:p>
          </table:table-cell>
          <table:table-cell office:value-type="float" office:value="61.53846154" calcext:value-type="float">
            <text:p>61,53846154</text:p>
          </table:table-cell>
          <table:table-cell office:value-type="float" office:value="94.44444444" calcext:value-type="float">
            <text:p>94,44444444</text:p>
          </table:table-cell>
          <table:table-cell office:value-type="float" office:value="88.88888889" calcext:value-type="float">
            <text:p>88,8888888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15</text:p>
          </table:table-cell>
          <table:table-cell office:value-type="string" calcext:value-type="string">
            <text:p>H</text:p>
          </table:table-cell>
          <table:table-cell office:value-type="float" office:value="41" calcext:value-type="float">
            <text:p>41</text:p>
          </table:table-cell>
          <table:table-cell office:value-type="float" office:value="86.66666667" calcext:value-type="float">
            <text:p>86,66666667</text:p>
          </table:table-cell>
          <table:table-cell office:value-type="float" office:value="88.23529412" calcext:value-type="float">
            <text:p>88,23529412</text:p>
          </table:table-cell>
          <table:table-cell office:value-type="float" office:value="81.25" calcext:value-type="float">
            <text:p>81,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92.85714286" calcext:value-type="float">
            <text:p>92,85714286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80" calcext:value-type="float">
            <text:p>80</text:p>
          </table:table-cell>
          <table:table-cell office:value-type="float" office:value="87.5" calcext:value-type="float">
            <text:p>87,5</text:p>
          </table:table-cell>
          <table:table-cell office:value-type="float" office:value="81.25" calcext:value-type="float">
            <text:p>81,25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81.81818182" calcext:value-type="float">
            <text:p>81,81818182</text:p>
          </table:table-cell>
          <table:table-cell office:value-type="float" office:value="88.88888889" calcext:value-type="float">
            <text:p>88,88888889</text:p>
          </table:table-cell>
          <table:table-cell office:value-type="float" office:value="83.33333333" calcext:value-type="float">
            <text:p>83,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16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94.44444444" calcext:value-type="float">
            <text:p>94,44444444</text:p>
          </table:table-cell>
          <table:table-cell office:value-type="float" office:value="80" calcext:value-type="float">
            <text:p>80</text:p>
          </table:table-cell>
          <table:table-cell office:value-type="float" office:value="87.5" calcext:value-type="float">
            <text:p>87,5</text:p>
          </table:table-cell>
          <table:table-cell office:value-type="float" office:value="92.30769231" calcext:value-type="float">
            <text:p>92,30769231</text:p>
          </table:table-cell>
          <table:table-cell office:value-type="float" office:value="88.23529412" calcext:value-type="float">
            <text:p>88,23529412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,5</text:p>
          </table:table-cell>
          <table:table-cell office:value-type="float" office:value="88.88888889" calcext:value-type="float">
            <text:p>88,88888889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82.35294118" calcext:value-type="float">
            <text:p>82,35294118</text:p>
          </table:table-cell>
          <table:table-cell office:value-type="float" office:value="100" calcext:value-type="float">
            <text:p>100</text:p>
          </table:table-cell>
          <table:table-cell office:value-type="float" office:value="89.47368421" calcext:value-type="float">
            <text:p>89,47368421</text:p>
          </table:table-cell>
          <table:table-cell office:value-type="float" office:value="100" calcext:value-type="float">
            <text:p>100</text:p>
          </table:table-cell>
          <table:table-cell office:value-type="float" office:value="69.23076923" calcext:value-type="float">
            <text:p>69,2307692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17</text:p>
          </table:table-cell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office:value-type="float" office:value="87.5" calcext:value-type="float">
            <text:p>87,5</text:p>
          </table:table-cell>
          <table:table-cell office:value-type="float" office:value="73.68421053" calcext:value-type="float">
            <text:p>73,68421053</text:p>
          </table:table-cell>
          <table:table-cell office:value-type="float" office:value="78.94736842" calcext:value-type="float">
            <text:p>78,94736842</text:p>
          </table:table-cell>
          <table:table-cell office:value-type="float" office:value="58.33333333" calcext:value-type="float">
            <text:p>58,33333333</text:p>
          </table:table-cell>
          <table:table-cell office:value-type="float" office:value="72.22222222" calcext:value-type="float">
            <text:p>72,22222222</text:p>
          </table:table-cell>
          <table:table-cell table:number-columns-repeated="2" office:value-type="float" office:value="83.33333333" calcext:value-type="float">
            <text:p>83,33333333</text:p>
          </table:table-cell>
          <table:table-cell office:value-type="float" office:value="78.57142857" calcext:value-type="float">
            <text:p>78,57142857</text:p>
          </table:table-cell>
          <table:table-cell office:value-type="float" office:value="68.75" calcext:value-type="float">
            <text:p>68,75</text:p>
          </table:table-cell>
          <table:table-cell office:value-type="float" office:value="38.46153846" calcext:value-type="float">
            <text:p>38,46153846</text:p>
          </table:table-cell>
          <table:table-cell office:value-type="float" office:value="92.30769231" calcext:value-type="float">
            <text:p>92,30769231</text:p>
          </table:table-cell>
          <table:table-cell office:value-type="float" office:value="65" calcext:value-type="float">
            <text:p>65</text:p>
          </table:table-cell>
          <table:table-cell office:value-type="float" office:value="71.42857143" calcext:value-type="float">
            <text:p>71,42857143</text:p>
          </table:table-cell>
          <table:table-cell office:value-type="float" office:value="64.28571429" calcext:value-type="float">
            <text:p>64,28571429</text:p>
          </table:table-cell>
          <table:table-cell office:value-type="float" office:value="75" calcext:value-type="float">
            <text:p>75</text:p>
          </table:table-cell>
          <table:table-cell office:value-type="float" office:value="66.66666667" calcext:value-type="float">
            <text:p>66,6666666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18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float" office:value="82.35294118" calcext:value-type="float">
            <text:p>82,35294118</text:p>
          </table:table-cell>
          <table:table-cell office:value-type="float" office:value="87.5" calcext:value-type="float">
            <text:p>87,5</text:p>
          </table:table-cell>
          <table:table-cell office:value-type="float" office:value="72.22222222" calcext:value-type="float">
            <text:p>72,22222222</text:p>
          </table:table-cell>
          <table:table-cell office:value-type="float" office:value="73.33333333" calcext:value-type="float">
            <text:p>73,33333333</text:p>
          </table:table-cell>
          <table:table-cell office:value-type="float" office:value="92.30769231" calcext:value-type="float">
            <text:p>92,30769231</text:p>
          </table:table-cell>
          <table:table-cell office:value-type="float" office:value="86.66666667" calcext:value-type="float">
            <text:p>86,66666667</text:p>
          </table:table-cell>
          <table:table-cell table:number-columns-repeated="2" office:value-type="float" office:value="88.23529412" calcext:value-type="float">
            <text:p>88,23529412</text:p>
          </table:table-cell>
          <table:table-cell office:value-type="float" office:value="73.33333333" calcext:value-type="float">
            <text:p>73,33333333</text:p>
          </table:table-cell>
          <table:table-cell office:value-type="float" office:value="93.75" calcext:value-type="float">
            <text:p>93,75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88.23529412" calcext:value-type="float">
            <text:p>88,23529412</text:p>
          </table:table-cell>
          <table:table-cell office:value-type="float" office:value="94.73684211" calcext:value-type="float">
            <text:p>94,73684211</text:p>
          </table:table-cell>
          <table:table-cell office:value-type="float" office:value="76.47058824" calcext:value-type="float">
            <text:p>76,47058824</text:p>
          </table:table-cell>
          <table:table-cell office:value-type="float" office:value="80" calcext:value-type="float">
            <text:p>80</text:p>
          </table:table-cell>
          <table:table-cell office:value-type="float" office:value="86.66666667" calcext:value-type="float">
            <text:p>86,6666666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19</text:p>
          </table:table-cell>
          <table:table-cell office:value-type="string" calcext:value-type="string">
            <text:p>H</text:p>
          </table:table-cell>
          <table:table-cell office:value-type="float" office:value="38" calcext:value-type="float">
            <text:p>38</text:p>
          </table:table-cell>
          <table:table-cell office:value-type="float" office:value="70.58823529" calcext:value-type="float">
            <text:p>70,58823529</text:p>
          </table:table-cell>
          <table:table-cell office:value-type="float" office:value="94.44444444" calcext:value-type="float">
            <text:p>94,44444444</text:p>
          </table:table-cell>
          <table:table-cell office:value-type="float" office:value="92.85714286" calcext:value-type="float">
            <text:p>92,85714286</text:p>
          </table:table-cell>
          <table:table-cell office:value-type="float" office:value="94.44444444" calcext:value-type="float">
            <text:p>94,44444444</text:p>
          </table:table-cell>
          <table:table-cell office:value-type="float" office:value="75" calcext:value-type="float">
            <text:p>75</text:p>
          </table:table-cell>
          <table:table-cell office:value-type="float" office:value="88.23529412" calcext:value-type="float">
            <text:p>88,23529412</text:p>
          </table:table-cell>
          <table:table-cell office:value-type="float" office:value="100" calcext:value-type="float">
            <text:p>100</text:p>
          </table:table-cell>
          <table:table-cell office:value-type="float" office:value="93.33333333" calcext:value-type="float">
            <text:p>93,33333333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72.22222222" calcext:value-type="float">
            <text:p>72,22222222</text:p>
          </table:table-cell>
          <table:table-cell office:value-type="float" office:value="92.85714286" calcext:value-type="float">
            <text:p>92,85714286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3.33333333" calcext:value-type="float">
            <text:p>93,33333333</text:p>
          </table:table-cell>
          <table:table-cell office:value-type="float" office:value="94.11764706" calcext:value-type="float">
            <text:p>94,1176470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20</text:p>
          </table:table-cell>
          <table:table-cell office:value-type="string" calcext:value-type="string">
            <text:p>H</text:p>
          </table:table-cell>
          <table:table-cell office:value-type="float" office:value="42" calcext:value-type="float">
            <text:p>42</text:p>
          </table:table-cell>
          <table:table-cell office:value-type="float" office:value="88.88888889" calcext:value-type="float">
            <text:p>88,88888889</text:p>
          </table:table-cell>
          <table:table-cell office:value-type="float" office:value="62.5" calcext:value-type="float">
            <text:p>62,5</text:p>
          </table:table-cell>
          <table:table-cell office:value-type="float" office:value="82.35294118" calcext:value-type="float">
            <text:p>82,35294118</text:p>
          </table:table-cell>
          <table:table-cell office:value-type="float" office:value="54.54545455" calcext:value-type="float">
            <text:p>54,54545455</text:p>
          </table:table-cell>
          <table:table-cell office:value-type="float" office:value="85" calcext:value-type="float">
            <text:p>85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94.44444444" calcext:value-type="float">
            <text:p>94,44444444</text:p>
          </table:table-cell>
          <table:table-cell office:value-type="float" office:value="100" calcext:value-type="float">
            <text:p>100</text:p>
          </table:table-cell>
          <table:table-cell office:value-type="float" office:value="92.85714286" calcext:value-type="float">
            <text:p>92,85714286</text:p>
          </table:table-cell>
          <table:table-cell office:value-type="float" office:value="93.75" calcext:value-type="float">
            <text:p>93,75</text:p>
          </table:table-cell>
          <table:table-cell office:value-type="float" office:value="86.66666667" calcext:value-type="float">
            <text:p>86,66666667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80.95238095" calcext:value-type="float">
            <text:p>80,9523809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21</text:p>
          </table:table-cell>
          <table:table-cell office:value-type="string" calcext:value-type="string">
            <text:p>H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81.25" calcext:value-type="float">
            <text:p>81,25</text:p>
          </table:table-cell>
          <table:table-cell office:value-type="float" office:value="71.42857143" calcext:value-type="float">
            <text:p>71,42857143</text:p>
          </table:table-cell>
          <table:table-cell office:value-type="float" office:value="85.71428571" calcext:value-type="float">
            <text:p>85,714285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47619048" calcext:value-type="float">
            <text:p>90,47619048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81.25" calcext:value-type="float">
            <text:p>81,25</text:p>
          </table:table-cell>
          <table:table-cell office:value-type="float" office:value="68.75" calcext:value-type="float">
            <text:p>68,75</text:p>
          </table:table-cell>
          <table:table-cell office:value-type="float" office:value="72.22222222" calcext:value-type="float">
            <text:p>72,22222222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94.73684211" calcext:value-type="float">
            <text:p>94,73684211</text:p>
          </table:table-cell>
          <table:table-cell office:value-type="float" office:value="100" calcext:value-type="float">
            <text:p>100</text:p>
          </table:table-cell>
          <table:table-cell office:value-type="float" office:value="93.33333333" calcext:value-type="float">
            <text:p>93,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22</text:p>
          </table:table-cell>
          <table:table-cell office:value-type="string" calcext:value-type="string">
            <text:p>H</text:p>
          </table:table-cell>
          <table:table-cell office:value-type="float" office:value="20" calcext:value-type="float">
            <text:p>20</text:p>
          </table:table-cell>
          <table:table-cell office:value-type="float" office:value="93.75" calcext:value-type="float">
            <text:p>93,75</text:p>
          </table:table-cell>
          <table:table-cell office:value-type="float" office:value="76.92307692" calcext:value-type="float">
            <text:p>76,92307692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84.21052632" calcext:value-type="float">
            <text:p>84,21052632</text:p>
          </table:table-cell>
          <table:table-cell office:value-type="float" office:value="72.22222222" calcext:value-type="float">
            <text:p>72,22222222</text:p>
          </table:table-cell>
          <table:table-cell office:value-type="float" office:value="87.5" calcext:value-type="float">
            <text:p>87,5</text:p>
          </table:table-cell>
          <table:table-cell office:value-type="float" office:value="93.75" calcext:value-type="float">
            <text:p>93,75</text:p>
          </table:table-cell>
          <table:table-cell office:value-type="float" office:value="69.23076923" calcext:value-type="float">
            <text:p>69,23076923</text:p>
          </table:table-cell>
          <table:table-cell office:value-type="float" office:value="81.25" calcext:value-type="float">
            <text:p>81,25</text:p>
          </table:table-cell>
          <table:table-cell office:value-type="float" office:value="78.94736842" calcext:value-type="float">
            <text:p>78,94736842</text:p>
          </table:table-cell>
          <table:table-cell office:value-type="float" office:value="73.33333333" calcext:value-type="float">
            <text:p>73,33333333</text:p>
          </table:table-cell>
          <table:table-cell office:value-type="float" office:value="92.30769231" calcext:value-type="float">
            <text:p>92,30769231</text:p>
          </table:table-cell>
          <table:table-cell office:value-type="float" office:value="78.57142857" calcext:value-type="float">
            <text:p>78,57142857</text:p>
          </table:table-cell>
          <table:table-cell office:value-type="float" office:value="81.25" calcext:value-type="float">
            <text:p>81,25</text:p>
          </table:table-cell>
          <table:table-cell office:value-type="float" office:value="87.5" calcext:value-type="float">
            <text:p>87,5</text:p>
          </table:table-cell>
          <table:table-cell office:value-type="float" office:value="84.21052632" calcext:value-type="float">
            <text:p>84,2105263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23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float" office:value="77.77777778" calcext:value-type="float">
            <text:p>77,77777778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8.88888889" calcext:value-type="float">
            <text:p>88,88888889</text:p>
          </table:table-cell>
          <table:table-cell table:number-columns-repeated="2" office:value-type="float" office:value="94.44444444" calcext:value-type="float">
            <text:p>94,44444444</text:p>
          </table:table-cell>
          <table:table-cell office:value-type="float" office:value="85" calcext:value-type="float">
            <text:p>85</text:p>
          </table:table-cell>
          <table:table-cell office:value-type="float" office:value="93.33333333" calcext:value-type="float">
            <text:p>93,33333333</text:p>
          </table:table-cell>
          <table:table-cell office:value-type="float" office:value="92.85714286" calcext:value-type="float">
            <text:p>92,85714286</text:p>
          </table:table-cell>
          <table:table-cell office:value-type="float" office:value="81.81818182" calcext:value-type="float">
            <text:p>81,81818182</text:p>
          </table:table-cell>
          <table:table-cell office:value-type="float" office:value="80.95238095" calcext:value-type="float">
            <text:p>80,95238095</text:p>
          </table:table-cell>
          <table:table-cell office:value-type="float" office:value="100" calcext:value-type="float">
            <text:p>100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100" calcext:value-type="float">
            <text:p>100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100" calcext:value-type="float">
            <text:p>10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24</text:p>
          </table:table-cell>
          <table:table-cell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70.58823529" calcext:value-type="float">
            <text:p>70,58823529</text:p>
          </table:table-cell>
          <table:table-cell office:value-type="float" office:value="80.95238095" calcext:value-type="float">
            <text:p>80,95238095</text:p>
          </table:table-cell>
          <table:table-cell office:value-type="float" office:value="81.81818182" calcext:value-type="float">
            <text:p>81,81818182</text:p>
          </table:table-cell>
          <table:table-cell office:value-type="float" office:value="86.66666667" calcext:value-type="float">
            <text:p>86,66666667</text:p>
          </table:table-cell>
          <table:table-cell office:value-type="float" office:value="75" calcext:value-type="float">
            <text:p>75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93.33333333" calcext:value-type="float">
            <text:p>93,33333333</text:p>
          </table:table-cell>
          <table:table-cell office:value-type="float" office:value="87.5" calcext:value-type="float">
            <text:p>87,5</text:p>
          </table:table-cell>
          <table:table-cell office:value-type="float" office:value="86.66666667" calcext:value-type="float">
            <text:p>86,66666667</text:p>
          </table:table-cell>
          <table:table-cell office:value-type="float" office:value="81.81818182" calcext:value-type="float">
            <text:p>81,81818182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87.5" calcext:value-type="float">
            <text:p>87,5</text:p>
          </table:table-cell>
          <table:table-cell office:value-type="float" office:value="100" calcext:value-type="float">
            <text:p>100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81.25" calcext:value-type="float">
            <text:p>81,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25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81.25" calcext:value-type="float">
            <text:p>81,25</text:p>
          </table:table-cell>
          <table:table-cell office:value-type="float" office:value="93.75" calcext:value-type="float">
            <text:p>93,75</text:p>
          </table:table-cell>
          <table:table-cell office:value-type="float" office:value="78.94736842" calcext:value-type="float">
            <text:p>78,9473684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333333" calcext:value-type="float">
            <text:p>93,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86.66666667" calcext:value-type="float">
            <text:p>86,66666667</text:p>
          </table:table-cell>
          <table:table-cell office:value-type="float" office:value="81.25" calcext:value-type="float">
            <text:p>81,25</text:p>
          </table:table-cell>
          <table:table-cell office:value-type="float" office:value="68.75" calcext:value-type="float">
            <text:p>68,75</text:p>
          </table:table-cell>
          <table:table-cell office:value-type="float" office:value="92.30769231" calcext:value-type="float">
            <text:p>92,30769231</text:p>
          </table:table-cell>
          <table:table-cell office:value-type="float" office:value="93.33333333" calcext:value-type="float">
            <text:p>93,33333333</text:p>
          </table:table-cell>
          <table:table-cell office:value-type="float" office:value="94.44444444" calcext:value-type="float">
            <text:p>94,44444444</text:p>
          </table:table-cell>
          <table:table-cell office:value-type="float" office:value="100" calcext:value-type="float">
            <text:p>100</text:p>
          </table:table-cell>
          <table:table-cell office:value-type="float" office:value="83.33333333" calcext:value-type="float">
            <text:p>83,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26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69.23076923" calcext:value-type="float">
            <text:p>69,23076923</text:p>
          </table:table-cell>
          <table:table-cell office:value-type="float" office:value="92.30769231" calcext:value-type="float">
            <text:p>92,30769231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95.65217391" calcext:value-type="float">
            <text:p>95,65217391</text:p>
          </table:table-cell>
          <table:table-cell office:value-type="float" office:value="86.66666667" calcext:value-type="float">
            <text:p>86,66666667</text:p>
          </table:table-cell>
          <table:table-cell office:value-type="float" office:value="94.44444444" calcext:value-type="float">
            <text:p>94,44444444</text:p>
          </table:table-cell>
          <table:table-cell office:value-type="float" office:value="61.11111111" calcext:value-type="float">
            <text:p>61,11111111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78.94736842" calcext:value-type="float">
            <text:p>78,94736842</text:p>
          </table:table-cell>
          <table:table-cell office:value-type="float" office:value="94.44444444" calcext:value-type="float">
            <text:p>94,44444444</text:p>
          </table:table-cell>
          <table:table-cell office:value-type="float" office:value="88.88888889" calcext:value-type="float">
            <text:p>88,88888889</text:p>
          </table:table-cell>
          <table:table-cell office:value-type="float" office:value="94.11764706" calcext:value-type="float">
            <text:p>94,11764706</text:p>
          </table:table-cell>
          <table:table-cell table:number-columns-repeated="2" office:value-type="float" office:value="85.71428571" calcext:value-type="float">
            <text:p>85,7142857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27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94.44444444" calcext:value-type="float">
            <text:p>94,44444444</text:p>
          </table:table-cell>
          <table:table-cell office:value-type="float" office:value="84.61538462" calcext:value-type="float">
            <text:p>84,61538462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80" calcext:value-type="float">
            <text:p>80</text:p>
          </table:table-cell>
          <table:table-cell office:value-type="float" office:value="88.23529412" calcext:value-type="float">
            <text:p>88,23529412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4.73684211" calcext:value-type="float">
            <text:p>94,73684211</text:p>
          </table:table-cell>
          <table:table-cell office:value-type="float" office:value="80" calcext:value-type="float">
            <text:p>80</text:p>
          </table:table-cell>
          <table:table-cell office:value-type="float" office:value="82.35294118" calcext:value-type="float">
            <text:p>82,35294118</text:p>
          </table:table-cell>
          <table:table-cell office:value-type="float" office:value="100" calcext:value-type="float">
            <text:p>100</text:p>
          </table:table-cell>
          <table:table-cell office:value-type="float" office:value="88.23529412" calcext:value-type="float">
            <text:p>88,23529412</text:p>
          </table:table-cell>
          <table:table-cell office:value-type="float" office:value="80" calcext:value-type="float">
            <text:p>80</text:p>
          </table:table-cell>
          <table:table-cell office:value-type="float" office:value="93.75" calcext:value-type="float">
            <text:p>93,7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N128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office:value-type="float" office:value="78.57142857" calcext:value-type="float">
            <text:p>78,57142857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62.5" calcext:value-type="float">
            <text:p>62,5</text:p>
          </table:table-cell>
          <table:table-cell office:value-type="float" office:value="76.47058824" calcext:value-type="float">
            <text:p>76,47058824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94.44444444" calcext:value-type="float">
            <text:p>94,44444444</text:p>
          </table:table-cell>
          <table:table-cell office:value-type="float" office:value="86.66666667" calcext:value-type="float">
            <text:p>86,66666667</text:p>
          </table:table-cell>
          <table:table-cell office:value-type="float" office:value="78.94736842" calcext:value-type="float">
            <text:p>78,94736842</text:p>
          </table:table-cell>
          <table:table-cell office:value-type="float" office:value="61.11111111" calcext:value-type="float">
            <text:p>61,1111111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3.33333333" calcext:value-type="float">
            <text:p>73,33333333</text:p>
          </table:table-cell>
          <table:table-cell office:value-type="float" office:value="78.57142857" calcext:value-type="float">
            <text:p>78,57142857</text:p>
          </table:table-cell>
          <table:table-cell office:value-type="float" office:value="88.23529412" calcext:value-type="float">
            <text:p>88,23529412</text:p>
          </table:table-cell>
          <table:table-cell office:value-type="float" office:value="46.15384615" calcext:value-type="float">
            <text:p>46,15384615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/AT = audio or audiotac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L/REV = target and masker colocalised or revers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V/AR = target in front or behin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/D = left or right hemisphere</text:p>
          </table:table-cell>
          <table:table-cell table:number-columns-repeated="16383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askers spacing session" table:style-name="ta1">
        <table:table-column table:style-name="co11" table:default-cell-style-name="ce5"/>
        <table:table-column table:style-name="co2" table:default-cell-style-name="ce5"/>
        <table:table-column table:style-name="co3" table:default-cell-style-name="ce5"/>
        <table:table-column table:style-name="co12" table:number-columns-repeated="12" table:default-cell-style-name="ce5"/>
        <table:table-column table:style-name="co10" table:number-columns-repeated="16369" table:default-cell-style-name="ce5"/>
        <table:table-row table:style-name="ro1">
          <table:table-cell table:style-name="ce4" office:value-type="string" calcext:value-type="string">
            <text:p>Participant </text:p>
          </table:table-cell>
          <table:table-cell table:style-name="ce2" office:value-type="string" calcext:value-type="string">
            <text:p>Gender</text:p>
          </table:table-cell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A_C_eca30</text:p>
          </table:table-cell>
          <table:table-cell table:style-name="ce4" office:value-type="string" calcext:value-type="string">
            <text:p>A_C_eca60</text:p>
          </table:table-cell>
          <table:table-cell table:style-name="ce4" office:value-type="string" calcext:value-type="string">
            <text:p>A_G_eca30</text:p>
          </table:table-cell>
          <table:table-cell table:style-name="ce4" office:value-type="string" calcext:value-type="string">
            <text:p>A_G_eca60</text:p>
          </table:table-cell>
          <table:table-cell table:style-name="ce4" office:value-type="string" calcext:value-type="string">
            <text:p>A_D_eca30</text:p>
          </table:table-cell>
          <table:table-cell table:style-name="ce4" office:value-type="string" calcext:value-type="string">
            <text:p>A_D_eca60</text:p>
          </table:table-cell>
          <table:table-cell table:style-name="ce4" office:value-type="string" calcext:value-type="string">
            <text:p>AT_C_eca30</text:p>
          </table:table-cell>
          <table:table-cell table:style-name="ce4" office:value-type="string" calcext:value-type="string">
            <text:p>AT_C_eca60</text:p>
          </table:table-cell>
          <table:table-cell table:style-name="ce4" office:value-type="string" calcext:value-type="string">
            <text:p>AT_G_eca30</text:p>
          </table:table-cell>
          <table:table-cell table:style-name="ce4" office:value-type="string" calcext:value-type="string">
            <text:p>AT_G_eca60</text:p>
          </table:table-cell>
          <table:table-cell table:style-name="ce4" office:value-type="string" calcext:value-type="string">
            <text:p>AT_D_eca30</text:p>
          </table:table-cell>
          <table:table-cell table:style-name="ce4" office:value-type="string" calcext:value-type="string">
            <text:p>AT_D_eca6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01</text:p>
          </table:table-cell>
          <table:table-cell office:value-type="string" calcext:value-type="string">
            <text:p>H</text:p>
          </table:table-cell>
          <table:table-cell office:value-type="float" office:value="40" calcext:value-type="float">
            <text:p>40</text:p>
          </table:table-cell>
          <table:table-cell office:value-type="float" office:value="66.6666666666667" calcext:value-type="float">
            <text:p>66,6666666666667</text:p>
          </table:table-cell>
          <table:table-cell office:value-type="float" office:value="90" calcext:value-type="float">
            <text:p>90</text:p>
          </table:table-cell>
          <table:table-cell office:value-type="float" office:value="76.4705882352941" calcext:value-type="float">
            <text:p>76,4705882352941</text:p>
          </table:table-cell>
          <table:table-cell office:value-type="float" office:value="75" calcext:value-type="float">
            <text:p>75</text:p>
          </table:table-cell>
          <table:table-cell office:value-type="float" office:value="57.1428571428571" calcext:value-type="float">
            <text:p>57,1428571428571</text:p>
          </table:table-cell>
          <table:table-cell office:value-type="float" office:value="71.4285714285714" calcext:value-type="float">
            <text:p>71,428571428571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3.3333333333333" calcext:value-type="float">
            <text:p>73,3333333333333</text:p>
          </table:table-cell>
          <table:table-cell office:value-type="float" office:value="61.5384615384615" calcext:value-type="float">
            <text:p>61,5384615384615</text:p>
          </table:table-cell>
          <table:table-cell office:value-type="float" office:value="83.3333333333333" calcext:value-type="float">
            <text:p>83,3333333333333</text:p>
          </table:table-cell>
          <table:table-cell office:value-type="float" office:value="100" calcext:value-type="float">
            <text:p>1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03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47.3684210526316" calcext:value-type="float">
            <text:p>47,3684210526316</text:p>
          </table:table-cell>
          <table:table-cell office:value-type="float" office:value="46.1538461538462" calcext:value-type="float">
            <text:p>46,1538461538462</text:p>
          </table:table-cell>
          <table:table-cell office:value-type="float" office:value="53.3333333333333" calcext:value-type="float">
            <text:p>53,3333333333333</text:p>
          </table:table-cell>
          <table:table-cell office:value-type="float" office:value="47.0588235294118" calcext:value-type="float">
            <text:p>47,0588235294118</text:p>
          </table:table-cell>
          <table:table-cell office:value-type="float" office:value="50" calcext:value-type="float">
            <text:p>50</text:p>
          </table:table-cell>
          <table:table-cell office:value-type="float" office:value="18.75" calcext:value-type="float">
            <text:p>18,75</text:p>
          </table:table-cell>
          <table:table-cell office:value-type="float" office:value="46.1538461538462" calcext:value-type="float">
            <text:p>46,1538461538462</text:p>
          </table:table-cell>
          <table:table-cell office:value-type="float" office:value="47.3684210526316" calcext:value-type="float">
            <text:p>47,3684210526316</text:p>
          </table:table-cell>
          <table:table-cell office:value-type="float" office:value="35.2941176470588" calcext:value-type="float">
            <text:p>35,2941176470588</text:p>
          </table:table-cell>
          <table:table-cell office:value-type="float" office:value="76.4705882352941" calcext:value-type="float">
            <text:p>76,4705882352941</text:p>
          </table:table-cell>
          <table:table-cell office:value-type="float" office:value="18.75" calcext:value-type="float">
            <text:p>18,75</text:p>
          </table:table-cell>
          <table:table-cell office:value-type="float" office:value="6.25" calcext:value-type="float">
            <text:p>6,2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04</text:p>
          </table:table-cell>
          <table:table-cell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69.2307692307692" calcext:value-type="float">
            <text:p>69,2307692307692</text:p>
          </table:table-cell>
          <table:table-cell office:value-type="float" office:value="71.4285714285714" calcext:value-type="float">
            <text:p>71,4285714285714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,666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,6666666666667</text:p>
          </table:table-cell>
          <table:table-cell office:value-type="float" office:value="57.8947368421053" calcext:value-type="float">
            <text:p>57,8947368421053</text:p>
          </table:table-cell>
          <table:table-cell office:value-type="float" office:value="55.5555555555556" calcext:value-type="float">
            <text:p>55,5555555555556</text:p>
          </table:table-cell>
          <table:table-cell office:value-type="float" office:value="20" calcext:value-type="float">
            <text:p>20</text:p>
          </table:table-cell>
          <table:table-cell office:value-type="float" office:value="36.3636363636364" calcext:value-type="float">
            <text:p>36,3636363636364</text:p>
          </table:table-cell>
          <table:table-cell office:value-type="float" office:value="58.3333333333333" calcext:value-type="float">
            <text:p>58,3333333333333</text:p>
          </table:table-cell>
          <table:table-cell office:value-type="float" office:value="20" calcext:value-type="float">
            <text:p>2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05</text:p>
          </table:table-cell>
          <table:table-cell office:value-type="string" calcext:value-type="string">
            <text:p>H</text:p>
          </table:table-cell>
          <table:table-cell office:value-type="float" office:value="37" calcext:value-type="float">
            <text:p>37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62.5" calcext:value-type="float">
            <text:p>62,5</text:p>
          </table:table-cell>
          <table:table-cell office:value-type="float" office:value="70.58823529" calcext:value-type="float">
            <text:p>70,58823529</text:p>
          </table:table-cell>
          <table:table-cell office:value-type="float" office:value="28.57142857" calcext:value-type="float">
            <text:p>28,57142857</text:p>
          </table:table-cell>
          <table:table-cell office:value-type="float" office:value="81.25" calcext:value-type="float">
            <text:p>81,25</text:p>
          </table:table-cell>
          <table:table-cell office:value-type="float" office:value="47.05882353" calcext:value-type="float">
            <text:p>47,05882353</text:p>
          </table:table-cell>
          <table:table-cell office:value-type="float" office:value="78.57142857" calcext:value-type="float">
            <text:p>78,57142857</text:p>
          </table:table-cell>
          <table:table-cell office:value-type="float" office:value="52.6315789473684" calcext:value-type="float">
            <text:p>52,6315789473684</text:p>
          </table:table-cell>
          <table:table-cell office:value-type="float" office:value="60" calcext:value-type="float">
            <text:p>60</text:p>
          </table:table-cell>
          <table:table-cell office:value-type="float" office:value="38.88888889" calcext:value-type="float">
            <text:p>38,88888889</text:p>
          </table:table-cell>
          <table:table-cell office:value-type="float" office:value="37.5" calcext:value-type="float">
            <text:p>37,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06</text:p>
          </table:table-cell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  <table:table-cell office:value-type="float" office:value="85.7142857142857" calcext:value-type="float">
            <text:p>85,7142857142857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,5</text:p>
          </table:table-cell>
          <table:table-cell office:value-type="float" office:value="78.9473684210526" calcext:value-type="float">
            <text:p>78,9473684210526</text:p>
          </table:table-cell>
          <table:table-cell office:value-type="float" office:value="76.4705882352941" calcext:value-type="float">
            <text:p>76,4705882352941</text:p>
          </table:table-cell>
          <table:table-cell office:value-type="float" office:value="84.2105263157895" calcext:value-type="float">
            <text:p>84,2105263157895</text:p>
          </table:table-cell>
          <table:table-cell office:value-type="float" office:value="83.3333333333333" calcext:value-type="float">
            <text:p>83,3333333333333</text:p>
          </table:table-cell>
          <table:table-cell office:value-type="float" office:value="95.2380952380952" calcext:value-type="float">
            <text:p>95,2380952380952</text:p>
          </table:table-cell>
          <table:table-cell office:value-type="float" office:value="81.25" calcext:value-type="float">
            <text:p>81,25</text:p>
          </table:table-cell>
          <table:table-cell office:value-type="float" office:value="68.75" calcext:value-type="float">
            <text:p>68,75</text:p>
          </table:table-cell>
          <table:table-cell office:value-type="float" office:value="73.3333333333333" calcext:value-type="float">
            <text:p>73,3333333333333</text:p>
          </table:table-cell>
          <table:table-cell office:value-type="float" office:value="84.6153846153846" calcext:value-type="float">
            <text:p>84,61538461538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07</text:p>
          </table:table-cell>
          <table:table-cell office:value-type="string" calcext:value-type="string">
            <text:p>H</text:p>
          </table:table-cell>
          <table:table-cell office:value-type="float" office:value="24" calcext:value-type="float">
            <text:p>24</text:p>
          </table:table-cell>
          <table:table-cell office:value-type="float" office:value="71.42857143" calcext:value-type="float">
            <text:p>71,42857143</text:p>
          </table:table-cell>
          <table:table-cell office:value-type="float" office:value="53.33333333" calcext:value-type="float">
            <text:p>53,33333333</text:p>
          </table:table-cell>
          <table:table-cell office:value-type="float" office:value="36.84210526" calcext:value-type="float">
            <text:p>36,84210526</text:p>
          </table:table-cell>
          <table:table-cell office:value-type="float" office:value="53.33333333" calcext:value-type="float">
            <text:p>53,33333333</text:p>
          </table:table-cell>
          <table:table-cell office:value-type="float" office:value="40" calcext:value-type="float">
            <text:p>40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44.44444444" calcext:value-type="float">
            <text:p>44,44444444</text:p>
          </table:table-cell>
          <table:table-cell office:value-type="float" office:value="47.05882353" calcext:value-type="float">
            <text:p>47,05882353</text:p>
          </table:table-cell>
          <table:table-cell office:value-type="float" office:value="52.6315789473684" calcext:value-type="float">
            <text:p>52,6315789473684</text:p>
          </table:table-cell>
          <table:table-cell office:value-type="float" office:value="41.17647059" calcext:value-type="float">
            <text:p>41,17647059</text:p>
          </table:table-cell>
          <table:table-cell office:value-type="float" office:value="11.76470588" calcext:value-type="float">
            <text:p>11,76470588</text:p>
          </table:table-cell>
          <table:table-cell office:value-type="float" office:value="57.14285714" calcext:value-type="float">
            <text:p>57,1428571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08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77.7777777777778" calcext:value-type="float">
            <text:p>77,7777777777778</text:p>
          </table:table-cell>
          <table:table-cell office:value-type="float" office:value="94.7368421052632" calcext:value-type="float">
            <text:p>94,7368421052632</text:p>
          </table:table-cell>
          <table:table-cell office:value-type="float" office:value="50" calcext:value-type="float">
            <text:p>50</text:p>
          </table:table-cell>
          <table:table-cell office:value-type="float" office:value="53.3333333333333" calcext:value-type="float">
            <text:p>53,3333333333333</text:p>
          </table:table-cell>
          <table:table-cell office:value-type="float" office:value="68.421052631579" calcext:value-type="float">
            <text:p>68,421052631579</text:p>
          </table:table-cell>
          <table:table-cell office:value-type="float" office:value="63.6363636363636" calcext:value-type="float">
            <text:p>63,6363636363636</text:p>
          </table:table-cell>
          <table:table-cell office:value-type="float" office:value="92.8571428571429" calcext:value-type="float">
            <text:p>92,8571428571429</text:p>
          </table:table-cell>
          <table:table-cell office:value-type="float" office:value="100" calcext:value-type="float">
            <text:p>100</text:p>
          </table:table-cell>
          <table:table-cell office:value-type="float" office:value="77.7777777777778" calcext:value-type="float">
            <text:p>77,7777777777778</text:p>
          </table:table-cell>
          <table:table-cell office:value-type="float" office:value="52.9411764705882" calcext:value-type="float">
            <text:p>52,9411764705882</text:p>
          </table:table-cell>
          <table:table-cell office:value-type="float" office:value="92.3076923076923" calcext:value-type="float">
            <text:p>92,3076923076923</text:p>
          </table:table-cell>
          <table:table-cell office:value-type="float" office:value="95.2380952380952" calcext:value-type="float">
            <text:p>95,238095238095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09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81.25" calcext:value-type="float">
            <text:p>81,25</text:p>
          </table:table-cell>
          <table:table-cell office:value-type="float" office:value="92.8571428571429" calcext:value-type="float">
            <text:p>92,8571428571429</text:p>
          </table:table-cell>
          <table:table-cell office:value-type="float" office:value="52.6315789473684" calcext:value-type="float">
            <text:p>52,6315789473684</text:p>
          </table:table-cell>
          <table:table-cell office:value-type="float" office:value="88.8888888888889" calcext:value-type="float">
            <text:p>88,8888888888889</text:p>
          </table:table-cell>
          <table:table-cell office:value-type="float" office:value="60" calcext:value-type="float">
            <text:p>60</text:p>
          </table:table-cell>
          <table:table-cell office:value-type="float" office:value="92.8571428571429" calcext:value-type="float">
            <text:p>92,8571428571429</text:p>
          </table:table-cell>
          <table:table-cell office:value-type="float" office:value="81.25" calcext:value-type="float">
            <text:p>81,25</text:p>
          </table:table-cell>
          <table:table-cell office:value-type="float" office:value="88.8888888888889" calcext:value-type="float">
            <text:p>88,8888888888889</text:p>
          </table:table-cell>
          <table:table-cell office:value-type="float" office:value="61.5384615384615" calcext:value-type="float">
            <text:p>61,5384615384615</text:p>
          </table:table-cell>
          <table:table-cell office:value-type="float" office:value="70.5882352941177" calcext:value-type="float">
            <text:p>70,5882352941177</text:p>
          </table:table-cell>
          <table:table-cell office:value-type="float" office:value="76.4705882352941" calcext:value-type="float">
            <text:p>76,4705882352941</text:p>
          </table:table-cell>
          <table:table-cell office:value-type="float" office:value="88.8888888888889" calcext:value-type="float">
            <text:p>88,88888888888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10</text:p>
          </table:table-cell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office:value-type="float" office:value="71.42857143" calcext:value-type="float">
            <text:p>71,42857143</text:p>
          </table:table-cell>
          <table:table-cell office:value-type="float" office:value="84.21052632" calcext:value-type="float">
            <text:p>84,21052632</text:p>
          </table:table-cell>
          <table:table-cell office:value-type="float" office:value="73.33333333" calcext:value-type="float">
            <text:p>73,33333333</text:p>
          </table:table-cell>
          <table:table-cell office:value-type="float" office:value="78.94736842" calcext:value-type="float">
            <text:p>78,94736842</text:p>
          </table:table-cell>
          <table:table-cell office:value-type="float" office:value="26.66666667" calcext:value-type="float">
            <text:p>26,66666667</text:p>
          </table:table-cell>
          <table:table-cell office:value-type="float" office:value="64.28571429" calcext:value-type="float">
            <text:p>64,28571429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76.92307692" calcext:value-type="float">
            <text:p>76,92307692</text:p>
          </table:table-cell>
          <table:table-cell office:value-type="float" office:value="23.52941176" calcext:value-type="float">
            <text:p>23,52941176</text:p>
          </table:table-cell>
          <table:table-cell office:value-type="float" office:value="66.6666666666667" calcext:value-type="float">
            <text:p>66,6666666666667</text:p>
          </table:table-cell>
          <table:table-cell office:value-type="float" office:value="23.52941176" calcext:value-type="float">
            <text:p>23,52941176</text:p>
          </table:table-cell>
          <table:table-cell office:value-type="float" office:value="61.11111111" calcext:value-type="float">
            <text:p>61,111111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1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28.5714285714286" calcext:value-type="float">
            <text:p>28,5714285714286</text:p>
          </table:table-cell>
          <table:table-cell office:value-type="float" office:value="36.3636363636364" calcext:value-type="float">
            <text:p>36,3636363636364</text:p>
          </table:table-cell>
          <table:table-cell office:value-type="float" office:value="10" calcext:value-type="float">
            <text:p>10</text:p>
          </table:table-cell>
          <table:table-cell office:value-type="float" office:value="22.2222222222222" calcext:value-type="float">
            <text:p>22,2222222222222</text:p>
          </table:table-cell>
          <table:table-cell office:value-type="float" office:value="30" calcext:value-type="float">
            <text:p>30</text:p>
          </table:table-cell>
          <table:table-cell office:value-type="float" office:value="7.69230769230769" calcext:value-type="float">
            <text:p>7,69230769230769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3.8095238095238" calcext:value-type="float">
            <text:p>23,8095238095238</text:p>
          </table:table-cell>
          <table:table-cell office:value-type="float" office:value="0" calcext:value-type="float">
            <text:p>0</text:p>
          </table:table-cell>
          <table:table-cell office:value-type="float" office:value="82.3529411764706" calcext:value-type="float">
            <text:p>82,3529411764706</text:p>
          </table:table-cell>
          <table:table-cell office:value-type="float" office:value="25" calcext:value-type="float">
            <text:p>25</text:p>
          </table:table-cell>
          <table:table-cell office:value-type="float" office:value="31.5789473684211" calcext:value-type="float">
            <text:p>31,57894736842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12</text:p>
          </table:table-cell>
          <table:table-cell office:value-type="string" calcext:value-type="string">
            <text:p>H</text:p>
          </table:table-cell>
          <table:table-cell office:value-type="float" office:value="29" calcext:value-type="float">
            <text:p>29</text:p>
          </table:table-cell>
          <table:table-cell office:value-type="float" office:value="72.7272727272727" calcext:value-type="float">
            <text:p>72,7272727272727</text:p>
          </table:table-cell>
          <table:table-cell office:value-type="float" office:value="87.5" calcext:value-type="float">
            <text:p>87,5</text:p>
          </table:table-cell>
          <table:table-cell office:value-type="float" office:value="76.9230769230769" calcext:value-type="float">
            <text:p>76,9230769230769</text:p>
          </table:table-cell>
          <table:table-cell office:value-type="float" office:value="84.2105263157895" calcext:value-type="float">
            <text:p>84,2105263157895</text:p>
          </table:table-cell>
          <table:table-cell office:value-type="float" office:value="47.3684210526316" calcext:value-type="float">
            <text:p>47,3684210526316</text:p>
          </table:table-cell>
          <table:table-cell office:value-type="float" office:value="44.4444444444444" calcext:value-type="float">
            <text:p>44,4444444444444</text:p>
          </table:table-cell>
          <table:table-cell office:value-type="float" office:value="66.6666666666667" calcext:value-type="float">
            <text:p>66,6666666666667</text:p>
          </table:table-cell>
          <table:table-cell office:value-type="float" office:value="87.5" calcext:value-type="float">
            <text:p>87,5</text:p>
          </table:table-cell>
          <table:table-cell office:value-type="float" office:value="63.1578947368421" calcext:value-type="float">
            <text:p>63,1578947368421</text:p>
          </table:table-cell>
          <table:table-cell office:value-type="float" office:value="52.9411764705882" calcext:value-type="float">
            <text:p>52,9411764705882</text:p>
          </table:table-cell>
          <table:table-cell office:value-type="float" office:value="38.4615384615385" calcext:value-type="float">
            <text:p>38,4615384615385</text:p>
          </table:table-cell>
          <table:table-cell office:value-type="float" office:value="57.1428571428571" calcext:value-type="float">
            <text:p>57,14285714285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13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31.25" calcext:value-type="float">
            <text:p>31,25</text:p>
          </table:table-cell>
          <table:table-cell office:value-type="float" office:value="61.1111111111111" calcext:value-type="float">
            <text:p>61,1111111111111</text:p>
          </table:table-cell>
          <table:table-cell office:value-type="float" office:value="23.5294117647059" calcext:value-type="float">
            <text:p>23,5294117647059</text:p>
          </table:table-cell>
          <table:table-cell office:value-type="float" office:value="71.4285714285714" calcext:value-type="float">
            <text:p>71,4285714285714</text:p>
          </table:table-cell>
          <table:table-cell office:value-type="float" office:value="42.8571428571429" calcext:value-type="float">
            <text:p>42,8571428571429</text:p>
          </table:table-cell>
          <table:table-cell office:value-type="float" office:value="76.4705882352941" calcext:value-type="float">
            <text:p>76,4705882352941</text:p>
          </table:table-cell>
          <table:table-cell office:value-type="float" office:value="43.75" calcext:value-type="float">
            <text:p>43,75</text:p>
          </table:table-cell>
          <table:table-cell office:value-type="float" office:value="64.2857142857143" calcext:value-type="float">
            <text:p>64,2857142857143</text:p>
          </table:table-cell>
          <table:table-cell office:value-type="float" office:value="26.6666666666667" calcext:value-type="float">
            <text:p>26,6666666666667</text:p>
          </table:table-cell>
          <table:table-cell office:value-type="float" office:value="37.5" calcext:value-type="float">
            <text:p>37,5</text:p>
          </table:table-cell>
          <table:table-cell office:value-type="float" office:value="38.8888888888889" calcext:value-type="float">
            <text:p>38,8888888888889</text:p>
          </table:table-cell>
          <table:table-cell office:value-type="float" office:value="53.3333333333333" calcext:value-type="float">
            <text:p>53,33333333333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14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86.6666666666667" calcext:value-type="float">
            <text:p>86,6666666666667</text:p>
          </table:table-cell>
          <table:table-cell office:value-type="float" office:value="77.7777777777778" calcext:value-type="float">
            <text:p>77,7777777777778</text:p>
          </table:table-cell>
          <table:table-cell office:value-type="float" office:value="73.6842105263158" calcext:value-type="float">
            <text:p>73,6842105263158</text:p>
          </table:table-cell>
          <table:table-cell office:value-type="float" office:value="73.3333333333333" calcext:value-type="float">
            <text:p>73,3333333333333</text:p>
          </table:table-cell>
          <table:table-cell office:value-type="float" office:value="64.2857142857143" calcext:value-type="float">
            <text:p>64,2857142857143</text:p>
          </table:table-cell>
          <table:table-cell office:value-type="float" office:value="86.6666666666667" calcext:value-type="float">
            <text:p>86,6666666666667</text:p>
          </table:table-cell>
          <table:table-cell office:value-type="float" office:value="82.3529411764706" calcext:value-type="float">
            <text:p>82,3529411764706</text:p>
          </table:table-cell>
          <table:table-cell office:value-type="float" office:value="92.8571428571429" calcext:value-type="float">
            <text:p>92,8571428571429</text:p>
          </table:table-cell>
          <table:table-cell office:value-type="float" office:value="46.1538461538462" calcext:value-type="float">
            <text:p>46,1538461538462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,6666666666667</text:p>
          </table:table-cell>
          <table:table-cell office:value-type="float" office:value="82.3529411764706" calcext:value-type="float">
            <text:p>82,35294117647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15</text:p>
          </table:table-cell>
          <table:table-cell office:value-type="string" calcext:value-type="string">
            <text:p>H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94.7368421052632" calcext:value-type="float">
            <text:p>94,7368421052632</text:p>
          </table:table-cell>
          <table:table-cell office:value-type="float" office:value="54.5454545454545" calcext:value-type="float">
            <text:p>54,5454545454545</text:p>
          </table:table-cell>
          <table:table-cell office:value-type="float" office:value="71.4285714285714" calcext:value-type="float">
            <text:p>71,4285714285714</text:p>
          </table:table-cell>
          <table:table-cell office:value-type="float" office:value="68.75" calcext:value-type="float">
            <text:p>68,75</text:p>
          </table:table-cell>
          <table:table-cell office:value-type="float" office:value="71.4285714285714" calcext:value-type="float">
            <text:p>71,4285714285714</text:p>
          </table:table-cell>
          <table:table-cell office:value-type="float" office:value="88.2352941176471" calcext:value-type="float">
            <text:p>88,2352941176471</text:p>
          </table:table-cell>
          <table:table-cell office:value-type="float" office:value="84.6153846153846" calcext:value-type="float">
            <text:p>84,6153846153846</text:p>
          </table:table-cell>
          <table:table-cell office:value-type="float" office:value="42.8571428571429" calcext:value-type="float">
            <text:p>42,8571428571429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2.2222222222222" calcext:value-type="float">
            <text:p>72,22222222222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16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92.8571428571429" calcext:value-type="float">
            <text:p>92,8571428571429</text:p>
          </table:table-cell>
          <table:table-cell office:value-type="float" office:value="84.6153846153846" calcext:value-type="float">
            <text:p>84,6153846153846</text:p>
          </table:table-cell>
          <table:table-cell office:value-type="float" office:value="61.1111111111111" calcext:value-type="float">
            <text:p>61,1111111111111</text:p>
          </table:table-cell>
          <table:table-cell office:value-type="float" office:value="93.75" calcext:value-type="float">
            <text:p>93,75</text:p>
          </table:table-cell>
          <table:table-cell office:value-type="float" office:value="68.75" calcext:value-type="float">
            <text:p>68,75</text:p>
          </table:table-cell>
          <table:table-cell office:value-type="float" office:value="73.6842105263158" calcext:value-type="float">
            <text:p>73,6842105263158</text:p>
          </table:table-cell>
          <table:table-cell office:value-type="float" office:value="83.3333333333333" calcext:value-type="float">
            <text:p>83,3333333333333</text:p>
          </table:table-cell>
          <table:table-cell office:value-type="float" office:value="94.7368421052632" calcext:value-type="float">
            <text:p>94,7368421052632</text:p>
          </table:table-cell>
          <table:table-cell office:value-type="float" office:value="50" calcext:value-type="float">
            <text:p>50</text:p>
          </table:table-cell>
          <table:table-cell office:value-type="float" office:value="57.1428571428571" calcext:value-type="float">
            <text:p>57,1428571428571</text:p>
          </table:table-cell>
          <table:table-cell office:value-type="float" office:value="62.5" calcext:value-type="float">
            <text:p>62,5</text:p>
          </table:table-cell>
          <table:table-cell office:value-type="float" office:value="76.9230769230769" calcext:value-type="float">
            <text:p>76,92307692307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17</text:p>
          </table:table-cell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office:value-type="float" office:value="31.5789473684211" calcext:value-type="float">
            <text:p>31,5789473684211</text:p>
          </table:table-cell>
          <table:table-cell office:value-type="float" office:value="52.6315789473684" calcext:value-type="float">
            <text:p>52,6315789473684</text:p>
          </table:table-cell>
          <table:table-cell office:value-type="float" office:value="42.8571428571429" calcext:value-type="float">
            <text:p>42,8571428571429</text:p>
          </table:table-cell>
          <table:table-cell office:value-type="float" office:value="33.3333333333333" calcext:value-type="float">
            <text:p>33,3333333333333</text:p>
          </table:table-cell>
          <table:table-cell office:value-type="float" office:value="41.6666666666667" calcext:value-type="float">
            <text:p>41,6666666666667</text:p>
          </table:table-cell>
          <table:table-cell office:value-type="float" office:value="70.5882352941177" calcext:value-type="float">
            <text:p>70,5882352941177</text:p>
          </table:table-cell>
          <table:table-cell office:value-type="float" office:value="46.1538461538462" calcext:value-type="float">
            <text:p>46,1538461538462</text:p>
          </table:table-cell>
          <table:table-cell office:value-type="float" office:value="30.7692307692308" calcext:value-type="float">
            <text:p>30,7692307692308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6.6666666666667" calcext:value-type="float">
            <text:p>46,66666666666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18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7.3684210526316" calcext:value-type="float">
            <text:p>47,3684210526316</text:p>
          </table:table-cell>
          <table:table-cell office:value-type="float" office:value="80" calcext:value-type="float">
            <text:p>80</text:p>
          </table:table-cell>
          <table:table-cell office:value-type="float" office:value="71.4285714285714" calcext:value-type="float">
            <text:p>71,4285714285714</text:p>
          </table:table-cell>
          <table:table-cell office:value-type="float" office:value="100" calcext:value-type="float">
            <text:p>100</text:p>
          </table:table-cell>
          <table:table-cell office:value-type="float" office:value="68.75" calcext:value-type="float">
            <text:p>68,75</text:p>
          </table:table-cell>
          <table:table-cell office:value-type="float" office:value="94.7368421052632" calcext:value-type="float">
            <text:p>94,7368421052632</text:p>
          </table:table-cell>
          <table:table-cell office:value-type="float" office:value="56.25" calcext:value-type="float">
            <text:p>56,25</text:p>
          </table:table-cell>
          <table:table-cell office:value-type="float" office:value="93.75" calcext:value-type="float">
            <text:p>93,75</text:p>
          </table:table-cell>
          <table:table-cell office:value-type="float" office:value="72.2222222222222" calcext:value-type="float">
            <text:p>72,2222222222222</text:p>
          </table:table-cell>
          <table:table-cell office:value-type="float" office:value="92.3076923076923" calcext:value-type="float">
            <text:p>92,30769230769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19</text:p>
          </table:table-cell>
          <table:table-cell office:value-type="string" calcext:value-type="string">
            <text:p>H</text:p>
          </table:table-cell>
          <table:table-cell office:value-type="float" office:value="38" calcext:value-type="float">
            <text:p>38</text:p>
          </table:table-cell>
          <table:table-cell office:value-type="float" office:value="84.2105263157895" calcext:value-type="float">
            <text:p>84,2105263157895</text:p>
          </table:table-cell>
          <table:table-cell office:value-type="float" office:value="66.6666666666667" calcext:value-type="float">
            <text:p>66,6666666666667</text:p>
          </table:table-cell>
          <table:table-cell office:value-type="float" office:value="75" calcext:value-type="float">
            <text:p>75</text:p>
          </table:table-cell>
          <table:table-cell office:value-type="float" office:value="82.3529411764706" calcext:value-type="float">
            <text:p>82,3529411764706</text:p>
          </table:table-cell>
          <table:table-cell office:value-type="float" office:value="42.8571428571429" calcext:value-type="float">
            <text:p>42,8571428571429</text:p>
          </table:table-cell>
          <table:table-cell office:value-type="float" office:value="60" calcext:value-type="float">
            <text:p>60</text:p>
          </table:table-cell>
          <table:table-cell office:value-type="float" office:value="38.4615384615385" calcext:value-type="float">
            <text:p>38,4615384615385</text:p>
          </table:table-cell>
          <table:table-cell office:value-type="float" office:value="41.1764705882353" calcext:value-type="float">
            <text:p>41,1764705882353</text:p>
          </table:table-cell>
          <table:table-cell office:value-type="float" office:value="15.38461538" calcext:value-type="float">
            <text:p>15,38461538</text:p>
          </table:table-cell>
          <table:table-cell office:value-type="float" office:value="12.5" calcext:value-type="float">
            <text:p>12,5</text:p>
          </table:table-cell>
          <table:table-cell office:value-type="float" office:value="44.4444444444444" calcext:value-type="float">
            <text:p>44,4444444444444</text:p>
          </table:table-cell>
          <table:table-cell office:value-type="float" office:value="29.4117647058824" calcext:value-type="float">
            <text:p>29,411764705882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20</text:p>
          </table:table-cell>
          <table:table-cell office:value-type="string" calcext:value-type="string">
            <text:p>H</text:p>
          </table:table-cell>
          <table:table-cell office:value-type="float" office:value="42" calcext:value-type="float">
            <text:p>42</text:p>
          </table:table-cell>
          <table:table-cell office:value-type="float" office:value="72.2222222222222" calcext:value-type="float">
            <text:p>72,2222222222222</text:p>
          </table:table-cell>
          <table:table-cell office:value-type="float" office:value="73.3333333333333" calcext:value-type="float">
            <text:p>73,3333333333333</text:p>
          </table:table-cell>
          <table:table-cell office:value-type="float" office:value="77.7777777777778" calcext:value-type="float">
            <text:p>77,7777777777778</text:p>
          </table:table-cell>
          <table:table-cell office:value-type="float" office:value="46.6666666666667" calcext:value-type="float">
            <text:p>46,6666666666667</text:p>
          </table:table-cell>
          <table:table-cell office:value-type="float" office:value="66.6666666666667" calcext:value-type="float">
            <text:p>66,6666666666667</text:p>
          </table:table-cell>
          <table:table-cell office:value-type="float" office:value="83.3333333333333" calcext:value-type="float">
            <text:p>83,3333333333333</text:p>
          </table:table-cell>
          <table:table-cell office:value-type="float" office:value="78.5714285714286" calcext:value-type="float">
            <text:p>78,5714285714286</text:p>
          </table:table-cell>
          <table:table-cell office:value-type="float" office:value="94.1176470588235" calcext:value-type="float">
            <text:p>94,1176470588235</text:p>
          </table:table-cell>
          <table:table-cell office:value-type="float" office:value="69.2307692307692" calcext:value-type="float">
            <text:p>69,2307692307692</text:p>
          </table:table-cell>
          <table:table-cell office:value-type="float" office:value="13.3333333333333" calcext:value-type="float">
            <text:p>13,3333333333333</text:p>
          </table:table-cell>
          <table:table-cell office:value-type="float" office:value="90" calcext:value-type="float">
            <text:p>90</text:p>
          </table:table-cell>
          <table:table-cell office:value-type="float" office:value="92.8571428571429" calcext:value-type="float">
            <text:p>92,85714285714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21</text:p>
          </table:table-cell>
          <table:table-cell office:value-type="string" calcext:value-type="string">
            <text:p>H</text:p>
          </table:table-cell>
          <table:table-cell office:value-type="float" office:value="38" calcext:value-type="float">
            <text:p>38</text:p>
          </table:table-cell>
          <table:table-cell office:value-type="float" office:value="93.3333333333333" calcext:value-type="float">
            <text:p>93,3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,6666666666667</text:p>
          </table:table-cell>
          <table:table-cell office:value-type="float" office:value="53.3333333333333" calcext:value-type="float">
            <text:p>53,3333333333333</text:p>
          </table:table-cell>
          <table:table-cell office:value-type="float" office:value="46.6666666666667" calcext:value-type="float">
            <text:p>46,6666666666667</text:p>
          </table:table-cell>
          <table:table-cell table:number-columns-repeated="2" office:value-type="float" office:value="70.5882352941177" calcext:value-type="float">
            <text:p>70,5882352941177</text:p>
          </table:table-cell>
          <table:table-cell office:value-type="float" office:value="62.5" calcext:value-type="float">
            <text:p>62,5</text:p>
          </table:table-cell>
          <table:table-cell office:value-type="float" office:value="43.75" calcext:value-type="float">
            <text:p>43,75</text:p>
          </table:table-cell>
          <table:table-cell office:value-type="float" office:value="5.88235294117647" calcext:value-type="float">
            <text:p>5,88235294117647</text:p>
          </table:table-cell>
          <table:table-cell office:value-type="float" office:value="64.7058823529412" calcext:value-type="float">
            <text:p>64,7058823529412</text:p>
          </table:table-cell>
          <table:table-cell office:value-type="float" office:value="80" calcext:value-type="float">
            <text:p>8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23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float" office:value="88.2352941176471" calcext:value-type="float">
            <text:p>88,2352941176471</text:p>
          </table:table-cell>
          <table:table-cell office:value-type="float" office:value="90" calcext:value-type="float">
            <text:p>90</text:p>
          </table:table-cell>
          <table:table-cell office:value-type="float" office:value="86.6666666666667" calcext:value-type="float">
            <text:p>86,6666666666667</text:p>
          </table:table-cell>
          <table:table-cell office:value-type="float" office:value="57.1428571428571" calcext:value-type="float">
            <text:p>57,1428571428571</text:p>
          </table:table-cell>
          <table:table-cell office:value-type="float" office:value="53.8461538461539" calcext:value-type="float">
            <text:p>53,8461538461539</text:p>
          </table:table-cell>
          <table:table-cell office:value-type="float" office:value="52.9411764705882" calcext:value-type="float">
            <text:p>52,9411764705882</text:p>
          </table:table-cell>
          <table:table-cell office:value-type="float" office:value="60" calcext:value-type="float">
            <text:p>60</text:p>
          </table:table-cell>
          <table:table-cell office:value-type="float" office:value="58.3333333333333" calcext:value-type="float">
            <text:p>58,3333333333333</text:p>
          </table:table-cell>
          <table:table-cell office:value-type="float" office:value="71.4285714285714" calcext:value-type="float">
            <text:p>71,4285714285714</text:p>
          </table:table-cell>
          <table:table-cell office:value-type="float" office:value="88.2352941176471" calcext:value-type="float">
            <text:p>88,2352941176471</text:p>
          </table:table-cell>
          <table:table-cell office:value-type="float" office:value="42.1052631578947" calcext:value-type="float">
            <text:p>42,1052631578947</text:p>
          </table:table-cell>
          <table:table-cell office:value-type="float" office:value="40" calcext:value-type="float">
            <text:p>4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24</text:p>
          </table:table-cell>
          <table:table-cell office:value-type="string" calcext:value-type="string">
            <text:p>H</text:p>
          </table:table-cell>
          <table:table-cell office:value-type="float" office:value="24" calcext:value-type="float">
            <text:p>24</text:p>
          </table:table-cell>
          <table:table-cell office:value-type="float" office:value="94.4444444444444" calcext:value-type="float">
            <text:p>94,4444444444444</text:p>
          </table:table-cell>
          <table:table-cell office:value-type="float" office:value="71.4285714285714" calcext:value-type="float">
            <text:p>71,4285714285714</text:p>
          </table:table-cell>
          <table:table-cell office:value-type="float" office:value="50" calcext:value-type="float">
            <text:p>50</text:p>
          </table:table-cell>
          <table:table-cell office:value-type="float" office:value="64.7058823529412" calcext:value-type="float">
            <text:p>64,7058823529412</text:p>
          </table:table-cell>
          <table:table-cell office:value-type="float" office:value="73.6842105263158" calcext:value-type="float">
            <text:p>73,6842105263158</text:p>
          </table:table-cell>
          <table:table-cell office:value-type="float" office:value="81.25" calcext:value-type="float">
            <text:p>81,25</text:p>
          </table:table-cell>
          <table:table-cell office:value-type="float" office:value="78.5714285714286" calcext:value-type="float">
            <text:p>78,5714285714286</text:p>
          </table:table-cell>
          <table:table-cell office:value-type="float" office:value="66.6666666666667" calcext:value-type="float">
            <text:p>66,6666666666667</text:p>
          </table:table-cell>
          <table:table-cell office:value-type="float" office:value="64.7058823529412" calcext:value-type="float">
            <text:p>64,7058823529412</text:p>
          </table:table-cell>
          <table:table-cell office:value-type="float" office:value="71.4285714285714" calcext:value-type="float">
            <text:p>71,4285714285714</text:p>
          </table:table-cell>
          <table:table-cell office:value-type="float" office:value="69.2307692307692" calcext:value-type="float">
            <text:p>69,2307692307692</text:p>
          </table:table-cell>
          <table:table-cell office:value-type="float" office:value="62.5" calcext:value-type="float">
            <text:p>62,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25</text:p>
          </table:table-cell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office:value-type="float" office:value="78.5714285714286" calcext:value-type="float">
            <text:p>78,5714285714286</text:p>
          </table:table-cell>
          <table:table-cell office:value-type="float" office:value="87.5" calcext:value-type="float">
            <text:p>87,5</text:p>
          </table:table-cell>
          <table:table-cell office:value-type="float" office:value="61.5384615384615" calcext:value-type="float">
            <text:p>61,5384615384615</text:p>
          </table:table-cell>
          <table:table-cell office:value-type="float" office:value="88.8888888888889" calcext:value-type="float">
            <text:p>88,8888888888889</text:p>
          </table:table-cell>
          <table:table-cell office:value-type="float" office:value="85" calcext:value-type="float">
            <text:p>85</text:p>
          </table:table-cell>
          <table:table-cell office:value-type="float" office:value="93.3333333333333" calcext:value-type="float">
            <text:p>93,3333333333333</text:p>
          </table:table-cell>
          <table:table-cell office:value-type="float" office:value="61.1111111111111" calcext:value-type="float">
            <text:p>61,1111111111111</text:p>
          </table:table-cell>
          <table:table-cell office:value-type="float" office:value="75" calcext:value-type="float">
            <text:p>75</text:p>
          </table:table-cell>
          <table:table-cell office:value-type="float" office:value="41.1764705882353" calcext:value-type="float">
            <text:p>41,1764705882353</text:p>
          </table:table-cell>
          <table:table-cell office:value-type="float" office:value="46.15384615" calcext:value-type="float">
            <text:p>46,15384615</text:p>
          </table:table-cell>
          <table:table-cell office:value-type="float" office:value="66.6666666666667" calcext:value-type="float">
            <text:p>66,6666666666667</text:p>
          </table:table-cell>
          <table:table-cell office:value-type="float" office:value="70.5882352941177" calcext:value-type="float">
            <text:p>70,58823529411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26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68.75" calcext:value-type="float">
            <text:p>68,75</text:p>
          </table:table-cell>
          <table:table-cell office:value-type="float" office:value="86.6666666666667" calcext:value-type="float">
            <text:p>86,6666666666667</text:p>
          </table:table-cell>
          <table:table-cell office:value-type="float" office:value="61.5384615384615" calcext:value-type="float">
            <text:p>61,5384615384615</text:p>
          </table:table-cell>
          <table:table-cell office:value-type="float" office:value="52.9411764705882" calcext:value-type="float">
            <text:p>52,9411764705882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3.75" calcext:value-type="float">
            <text:p>93,75</text:p>
          </table:table-cell>
          <table:table-cell office:value-type="float" office:value="88.2352941176471" calcext:value-type="float">
            <text:p>88,2352941176471</text:p>
          </table:table-cell>
          <table:table-cell office:value-type="float" office:value="75" calcext:value-type="float">
            <text:p>75</text:p>
          </table:table-cell>
          <table:table-cell office:value-type="float" office:value="28.5714285714286" calcext:value-type="float">
            <text:p>28,5714285714286</text:p>
          </table:table-cell>
          <table:table-cell office:value-type="float" office:value="41.1764705882353" calcext:value-type="float">
            <text:p>41,1764705882353</text:p>
          </table:table-cell>
          <table:table-cell office:value-type="float" office:value="66.6666666666667" calcext:value-type="float">
            <text:p>66,66666666666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27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66.6666666666667" calcext:value-type="float">
            <text:p>66,666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78.9473684210526" calcext:value-type="float">
            <text:p>78,9473684210526</text:p>
          </table:table-cell>
          <table:table-cell table:number-columns-repeated="2" office:value-type="float" office:value="78.5714285714286" calcext:value-type="float">
            <text:p>78,5714285714286</text:p>
          </table:table-cell>
          <table:table-cell office:value-type="float" office:value="94.7368421052632" calcext:value-type="float">
            <text:p>94,7368421052632</text:p>
          </table:table-cell>
          <table:table-cell office:value-type="float" office:value="64.2857142857143" calcext:value-type="float">
            <text:p>64,2857142857143</text:p>
          </table:table-cell>
          <table:table-cell office:value-type="float" office:value="50" calcext:value-type="float">
            <text:p>50</text:p>
          </table:table-cell>
          <table:table-cell office:value-type="float" office:value="61.5384615384615" calcext:value-type="float">
            <text:p>61,5384615384615</text:p>
          </table:table-cell>
          <table:table-cell office:value-type="float" office:value="77.7777777777778" calcext:value-type="float">
            <text:p>77,7777777777778</text:p>
          </table:table-cell>
          <table:table-cell office:value-type="float" office:value="61.1111111111111" calcext:value-type="float">
            <text:p>61,1111111111111</text:p>
          </table:table-cell>
          <table:table-cell office:value-type="float" office:value="92.3076923076923" calcext:value-type="float">
            <text:p>92,3076923076923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/AT = audio or audiotac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/G/D = group in the center, left or righ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ca30/eca60 = spacing between target and maskers</text:p>
          </table:table-cell>
          <table:table-cell table:number-columns-repeated="16383"/>
        </table:table-row>
        <table:table-row table:style-name="ro1" table:number-rows-repeated="26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6372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rget position session" table:style-name="ta1">
        <table:table-column table:style-name="co13" table:default-cell-style-name="ce3"/>
        <table:table-column table:style-name="co2" table:default-cell-style-name="ce3"/>
        <table:table-column table:style-name="co3" table:default-cell-style-name="ce3"/>
        <table:table-column table:style-name="co14" table:number-columns-repeated="12" table:default-cell-style-name="ce3"/>
        <table:table-column table:style-name="co10" table:number-columns-repeated="16369" table:default-cell-style-name="ce3"/>
        <table:table-row table:style-name="ro1">
          <table:table-cell table:style-name="ce2" office:value-type="string" calcext:value-type="string">
            <text:p>Participant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A_G_mil</text:p>
          </table:table-cell>
          <table:table-cell table:style-name="ce2" office:value-type="string" calcext:value-type="string">
            <text:p>A_C_mil</text:p>
          </table:table-cell>
          <table:table-cell table:style-name="ce2" office:value-type="string" calcext:value-type="string">
            <text:p>A_D_mil</text:p>
          </table:table-cell>
          <table:table-cell table:style-name="ce2" office:value-type="string" calcext:value-type="string">
            <text:p>A_G_cote</text:p>
          </table:table-cell>
          <table:table-cell table:style-name="ce2" office:value-type="string" calcext:value-type="string">
            <text:p>A_C_cote</text:p>
          </table:table-cell>
          <table:table-cell table:style-name="ce2" office:value-type="string" calcext:value-type="string">
            <text:p>A_D_cote</text:p>
          </table:table-cell>
          <table:table-cell table:style-name="ce2" office:value-type="string" calcext:value-type="string">
            <text:p>AT_G_mil</text:p>
          </table:table-cell>
          <table:table-cell table:style-name="ce2" office:value-type="string" calcext:value-type="string">
            <text:p>AT_C_mil</text:p>
          </table:table-cell>
          <table:table-cell table:style-name="ce2" office:value-type="string" calcext:value-type="string">
            <text:p>AT_D_mil</text:p>
          </table:table-cell>
          <table:table-cell table:style-name="ce2" office:value-type="string" calcext:value-type="string">
            <text:p>AT_G_cote</text:p>
          </table:table-cell>
          <table:table-cell table:style-name="ce2" office:value-type="string" calcext:value-type="string">
            <text:p>AT_C_cote</text:p>
          </table:table-cell>
          <table:table-cell table:style-name="ce2" office:value-type="string" calcext:value-type="string">
            <text:p>AT_D_cote</text:p>
          </table:table-cell>
          <table:table-cell table:style-name="ce2" table:number-columns-repeated="16369"/>
        </table:table-row>
        <table:table-row table:style-name="ro1">
          <table:table-cell office:value-type="string" calcext:value-type="string">
            <text:p>HN101</text:p>
          </table:table-cell>
          <table:table-cell office:value-type="string" calcext:value-type="string">
            <text:p>H</text:p>
          </table:table-cell>
          <table:table-cell office:value-type="float" office:value="40" calcext:value-type="float">
            <text:p>40</text:p>
          </table:table-cell>
          <table:table-cell office:value-type="float" office:value="64.70588235" calcext:value-type="float">
            <text:p>64,70588235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76.47058824" calcext:value-type="float">
            <text:p>76,47058824</text:p>
          </table:table-cell>
          <table:table-cell office:value-type="float" office:value="95" calcext:value-type="float">
            <text:p>95</text:p>
          </table:table-cell>
          <table:table-cell office:value-type="float" office:value="72.05882353" calcext:value-type="float">
            <text:p>72,05882353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80" calcext:value-type="float">
            <text:p>80</text:p>
          </table:table-cell>
          <table:table-cell office:value-type="float" office:value="86.66666667" calcext:value-type="float">
            <text:p>86,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92.5" calcext:value-type="float">
            <text:p>92,5</text:p>
          </table:table-cell>
          <table:table-cell office:value-type="float" office:value="93.33333333" calcext:value-type="float">
            <text:p>93,333333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03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41.66666667" calcext:value-type="float">
            <text:p>41,66666667</text:p>
          </table:table-cell>
          <table:table-cell office:value-type="float" office:value="46.66666667" calcext:value-type="float">
            <text:p>46,66666667</text:p>
          </table:table-cell>
          <table:table-cell office:value-type="float" office:value="25" calcext:value-type="float">
            <text:p>25</text:p>
          </table:table-cell>
          <table:table-cell office:value-type="float" office:value="35.71428571" calcext:value-type="float">
            <text:p>35,71428571</text:p>
          </table:table-cell>
          <table:table-cell office:value-type="float" office:value="54.16666667" calcext:value-type="float">
            <text:p>54,16666667</text:p>
          </table:table-cell>
          <table:table-cell office:value-type="float" office:value="88.88888889" calcext:value-type="float">
            <text:p>88,88888889</text:p>
          </table:table-cell>
          <table:table-cell office:value-type="float" office:value="52.63157895" calcext:value-type="float">
            <text:p>52,63157895</text:p>
          </table:table-cell>
          <table:table-cell office:value-type="float" office:value="50" calcext:value-type="float">
            <text:p>50</text:p>
          </table:table-cell>
          <table:table-cell office:value-type="float" office:value="26.66666667" calcext:value-type="float">
            <text:p>26,66666667</text:p>
          </table:table-cell>
          <table:table-cell office:value-type="float" office:value="25" calcext:value-type="float">
            <text:p>25</text:p>
          </table:table-cell>
          <table:table-cell office:value-type="float" office:value="47.17948718" calcext:value-type="float">
            <text:p>47,17948718</text:p>
          </table:table-cell>
          <table:table-cell office:value-type="float" office:value="77.77777778" calcext:value-type="float">
            <text:p>77,777777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04</text:p>
          </table:table-cell>
          <table:table-cell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56.25" calcext:value-type="float">
            <text:p>56,25</text:p>
          </table:table-cell>
          <table:table-cell office:value-type="float" office:value="61.53846154" calcext:value-type="float">
            <text:p>61,53846154</text:p>
          </table:table-cell>
          <table:table-cell office:value-type="float" office:value="52.94117647" calcext:value-type="float">
            <text:p>52,94117647</text:p>
          </table:table-cell>
          <table:table-cell office:value-type="float" office:value="90" calcext:value-type="float">
            <text:p>90</text:p>
          </table:table-cell>
          <table:table-cell office:value-type="float" office:value="65.83333333" calcext:value-type="float">
            <text:p>65,83333333</text:p>
          </table:table-cell>
          <table:table-cell office:value-type="float" office:value="78.57142857" calcext:value-type="float">
            <text:p>78,57142857</text:p>
          </table:table-cell>
          <table:table-cell office:value-type="float" office:value="56.25" calcext:value-type="float">
            <text:p>56,25</text:p>
          </table:table-cell>
          <table:table-cell office:value-type="float" office:value="84.21052632" calcext:value-type="float">
            <text:p>84,21052632</text:p>
          </table:table-cell>
          <table:table-cell office:value-type="float" office:value="46.66666667" calcext:value-type="float">
            <text:p>46,66666667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82.5" calcext:value-type="float">
            <text:p>82,5</text:p>
          </table:table-cell>
          <table:table-cell office:value-type="float" office:value="88.88888889" calcext:value-type="float">
            <text:p>88,888888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05</text:p>
          </table:table-cell>
          <table:table-cell office:value-type="string" calcext:value-type="string">
            <text:p>H</text:p>
          </table:table-cell>
          <table:table-cell office:value-type="float" office:value="37" calcext:value-type="float">
            <text:p>37</text:p>
          </table:table-cell>
          <table:table-cell office:value-type="float" office:value="52.63157895" calcext:value-type="float">
            <text:p>52,63157895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11.11111111" calcext:value-type="float">
            <text:p>11,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0.99264706" calcext:value-type="float">
            <text:p>90,99264706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23.07692308" calcext:value-type="float">
            <text:p>23,07692308</text:p>
          </table:table-cell>
          <table:table-cell office:value-type="float" office:value="64.70588235" calcext:value-type="float">
            <text:p>64,70588235</text:p>
          </table:table-cell>
          <table:table-cell office:value-type="float" office:value="35.71428571" calcext:value-type="float">
            <text:p>35,71428571</text:p>
          </table:table-cell>
          <table:table-cell office:value-type="float" office:value="100" calcext:value-type="float">
            <text:p>100</text:p>
          </table:table-cell>
          <table:table-cell office:value-type="float" office:value="87.08333333" calcext:value-type="float">
            <text:p>87,08333333</text:p>
          </table:table-cell>
          <table:table-cell office:value-type="float" office:value="80" calcext:value-type="float">
            <text:p>8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06</text:p>
          </table:table-cell>
          <table:table-cell office:value-type="string" calcext:value-type="string">
            <text:p>H</text:p>
          </table:table-cell>
          <table:table-cell office:value-type="float" office:value="36" calcext:value-type="float">
            <text:p>36</text:p>
          </table:table-cell>
          <table:table-cell office:value-type="float" office:value="81.25" calcext:value-type="float">
            <text:p>81,25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88.23529412" calcext:value-type="float">
            <text:p>88,23529412</text:p>
          </table:table-cell>
          <table:table-cell office:value-type="float" office:value="93.33333333" calcext:value-type="float">
            <text:p>93,33333333</text:p>
          </table:table-cell>
          <table:table-cell office:value-type="float" office:value="80.47619048" calcext:value-type="float">
            <text:p>80,47619048</text:p>
          </table:table-cell>
          <table:table-cell office:value-type="float" office:value="81.25" calcext:value-type="float">
            <text:p>81,25</text:p>
          </table:table-cell>
          <table:table-cell office:value-type="float" office:value="43.75" calcext:value-type="float">
            <text:p>43,75</text:p>
          </table:table-cell>
          <table:table-cell office:value-type="float" office:value="80" calcext:value-type="float">
            <text:p>80</text:p>
          </table:table-cell>
          <table:table-cell office:value-type="float" office:value="73.33333333" calcext:value-type="float">
            <text:p>73,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97.05882353" calcext:value-type="float">
            <text:p>97,05882353</text:p>
          </table:table-cell>
          <table:table-cell office:value-type="float" office:value="100" calcext:value-type="float">
            <text:p>1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07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37.5" calcext:value-type="float">
            <text:p>37,5</text:p>
          </table:table-cell>
          <table:table-cell office:value-type="float" office:value="42.85714286" calcext:value-type="float">
            <text:p>42,85714286</text:p>
          </table:table-cell>
          <table:table-cell office:value-type="float" office:value="36.84210526" calcext:value-type="float">
            <text:p>36,84210526</text:p>
          </table:table-cell>
          <table:table-cell office:value-type="float" office:value="81.25" calcext:value-type="float">
            <text:p>81,25</text:p>
          </table:table-cell>
          <table:table-cell office:value-type="float" office:value="85.16483516" calcext:value-type="float">
            <text:p>85,16483516</text:p>
          </table:table-cell>
          <table:table-cell office:value-type="float" office:value="92.30769231" calcext:value-type="float">
            <text:p>92,30769231</text:p>
          </table:table-cell>
          <table:table-cell office:value-type="float" office:value="37.5" calcext:value-type="float">
            <text:p>37,5</text:p>
          </table:table-cell>
          <table:table-cell office:value-type="float" office:value="61.11111111" calcext:value-type="float">
            <text:p>61,11111111</text:p>
          </table:table-cell>
          <table:table-cell office:value-type="float" office:value="61.53846154" calcext:value-type="float">
            <text:p>61,53846154</text:p>
          </table:table-cell>
          <table:table-cell office:value-type="float" office:value="100" calcext:value-type="float">
            <text:p>100</text:p>
          </table:table-cell>
          <table:table-cell office:value-type="float" office:value="92.10526316" calcext:value-type="float">
            <text:p>92,10526316</text:p>
          </table:table-cell>
          <table:table-cell office:value-type="float" office:value="89.47368421" calcext:value-type="float">
            <text:p>89,473684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08</text:p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float" office:value="81.81818182" calcext:value-type="float">
            <text:p>81,81818182</text:p>
          </table:table-cell>
          <table:table-cell office:value-type="float" office:value="86.66666667" calcext:value-type="float">
            <text:p>86,66666667</text:p>
          </table:table-cell>
          <table:table-cell office:value-type="float" office:value="53.84615385" calcext:value-type="float">
            <text:p>53,84615385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68.21428571" calcext:value-type="float">
            <text:p>68,21428571</text:p>
          </table:table-cell>
          <table:table-cell office:value-type="float" office:value="100" calcext:value-type="float">
            <text:p>100</text:p>
          </table:table-cell>
          <table:table-cell office:value-type="float" office:value="76.19047619" calcext:value-type="float">
            <text:p>76,19047619</text:p>
          </table:table-cell>
          <table:table-cell office:value-type="float" office:value="88.23529412" calcext:value-type="float">
            <text:p>88,23529412</text:p>
          </table:table-cell>
          <table:table-cell office:value-type="float" office:value="84.21052632" calcext:value-type="float">
            <text:p>84,21052632</text:p>
          </table:table-cell>
          <table:table-cell office:value-type="float" office:value="100" calcext:value-type="float">
            <text:p>100</text:p>
          </table:table-cell>
          <table:table-cell office:value-type="float" office:value="95.83333333" calcext:value-type="float">
            <text:p>95,83333333</text:p>
          </table:table-cell>
          <table:table-cell office:value-type="float" office:value="94.44444444" calcext:value-type="float">
            <text:p>94,4444444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09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62.5" calcext:value-type="float">
            <text:p>62,5</text:p>
          </table:table-cell>
          <table:table-cell office:value-type="float" office:value="52.38095238" calcext:value-type="float">
            <text:p>52,38095238</text:p>
          </table:table-cell>
          <table:table-cell office:value-type="float" office:value="55.55555556" calcext:value-type="float">
            <text:p>55,55555556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81.81818182" calcext:value-type="float">
            <text:p>81,81818182</text:p>
          </table:table-cell>
          <table:table-cell office:value-type="float" office:value="71.42857143" calcext:value-type="float">
            <text:p>71,42857143</text:p>
          </table:table-cell>
          <table:table-cell office:value-type="float" office:value="100" calcext:value-type="float">
            <text:p>100</text:p>
          </table:table-cell>
          <table:table-cell office:value-type="float" office:value="97.05882353" calcext:value-type="float">
            <text:p>97,05882353</text:p>
          </table:table-cell>
          <table:table-cell office:value-type="float" office:value="100" calcext:value-type="float">
            <text:p>1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10</text:p>
          </table:table-cell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office:value-type="float" office:value="43.75" calcext:value-type="float">
            <text:p>43,75</text:p>
          </table:table-cell>
          <table:table-cell office:value-type="float" office:value="54.54545455" calcext:value-type="float">
            <text:p>54,54545455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84.61538462" calcext:value-type="float">
            <text:p>84,61538462</text:p>
          </table:table-cell>
          <table:table-cell office:value-type="float" office:value="80.78431373" calcext:value-type="float">
            <text:p>80,78431373</text:p>
          </table:table-cell>
          <table:table-cell office:value-type="float" office:value="88.23529412" calcext:value-type="float">
            <text:p>88,2352941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84.21052632" calcext:value-type="float">
            <text:p>84,21052632</text:p>
          </table:table-cell>
          <table:table-cell office:value-type="float" office:value="91.17647059" calcext:value-type="float">
            <text:p>91,17647059</text:p>
          </table:table-cell>
          <table:table-cell office:value-type="float" office:value="100" calcext:value-type="float">
            <text:p>1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12</text:p>
          </table:table-cell>
          <table:table-cell office:value-type="string" calcext:value-type="string">
            <text:p>H</text:p>
          </table:table-cell>
          <table:table-cell office:value-type="float" office:value="29" calcext:value-type="float">
            <text:p>29</text:p>
          </table:table-cell>
          <table:table-cell office:value-type="float" office:value="76.92307692" calcext:value-type="float">
            <text:p>76,92307692</text:p>
          </table:table-cell>
          <table:table-cell office:value-type="float" office:value="61.53846154" calcext:value-type="float">
            <text:p>61,53846154</text:p>
          </table:table-cell>
          <table:table-cell office:value-type="float" office:value="50" calcext:value-type="float">
            <text:p>50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62.5" calcext:value-type="float">
            <text:p>62,5</text:p>
          </table:table-cell>
          <table:table-cell office:value-type="float" office:value="100" calcext:value-type="float">
            <text:p>100</text:p>
          </table:table-cell>
          <table:table-cell office:value-type="float" office:value="57.89473684" calcext:value-type="float">
            <text:p>57,89473684</text:p>
          </table:table-cell>
          <table:table-cell office:value-type="float" office:value="78.94736842" calcext:value-type="float">
            <text:p>78,94736842</text:p>
          </table:table-cell>
          <table:table-cell office:value-type="float" office:value="35.71428571" calcext:value-type="float">
            <text:p>35,71428571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78.40909091" calcext:value-type="float">
            <text:p>78,40909091</text:p>
          </table:table-cell>
          <table:table-cell office:value-type="float" office:value="91.66666667" calcext:value-type="float">
            <text:p>91,666666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13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61.11111111" calcext:value-type="float">
            <text:p>61,11111111</text:p>
          </table:table-cell>
          <table:table-cell office:value-type="float" office:value="17.64705882" calcext:value-type="float">
            <text:p>17,64705882</text:p>
          </table:table-cell>
          <table:table-cell office:value-type="float" office:value="80" calcext:value-type="float">
            <text:p>80</text:p>
          </table:table-cell>
          <table:table-cell office:value-type="float" office:value="51.38888889" calcext:value-type="float">
            <text:p>51,38888889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85.35714286" calcext:value-type="float">
            <text:p>85,35714286</text:p>
          </table:table-cell>
          <table:table-cell office:value-type="float" office:value="80" calcext:value-type="float">
            <text:p>8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14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57.14285714" calcext:value-type="float">
            <text:p>57,14285714</text:p>
          </table:table-cell>
          <table:table-cell office:value-type="float" office:value="100" calcext:value-type="float">
            <text:p>100</text:p>
          </table:table-cell>
          <table:table-cell office:value-type="float" office:value="64.73214286" calcext:value-type="float">
            <text:p>64,73214286</text:p>
          </table:table-cell>
          <table:table-cell office:value-type="float" office:value="81.25" calcext:value-type="float">
            <text:p>81,25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75" calcext:value-type="float">
            <text:p>75</text:p>
          </table:table-cell>
          <table:table-cell office:value-type="float" office:value="61.11111111" calcext:value-type="float">
            <text:p>61,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8.81944444" calcext:value-type="float">
            <text:p>78,81944444</text:p>
          </table:table-cell>
          <table:table-cell office:value-type="float" office:value="81.25" calcext:value-type="float">
            <text:p>81,2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15</text:p>
          </table:table-cell>
          <table:table-cell office:value-type="string" calcext:value-type="string">
            <text:p>H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80.95238095" calcext:value-type="float">
            <text:p>80,95238095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62.38095238" calcext:value-type="float">
            <text:p>62,38095238</text:p>
          </table:table-cell>
          <table:table-cell office:value-type="float" office:value="87.5" calcext:value-type="float">
            <text:p>87,5</text:p>
          </table:table-cell>
          <table:table-cell office:value-type="float" office:value="64.70588235" calcext:value-type="float">
            <text:p>64,70588235</text:p>
          </table:table-cell>
          <table:table-cell office:value-type="float" office:value="63.63636364" calcext:value-type="float">
            <text:p>63,636363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8.39869281" calcext:value-type="float">
            <text:p>88,39869281</text:p>
          </table:table-cell>
          <table:table-cell office:value-type="float" office:value="68.75" calcext:value-type="float">
            <text:p>68,7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16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.5" calcext:value-type="float">
            <text:p>62,5</text:p>
          </table:table-cell>
          <table:table-cell office:value-type="float" office:value="63.15789474" calcext:value-type="float">
            <text:p>63,15789474</text:p>
          </table:table-cell>
          <table:table-cell office:value-type="float" office:value="93.75" calcext:value-type="float">
            <text:p>93,75</text:p>
          </table:table-cell>
          <table:table-cell office:value-type="float" office:value="80.55555556" calcext:value-type="float">
            <text:p>80,55555556</text:p>
          </table:table-cell>
          <table:table-cell office:value-type="float" office:value="92.85714286" calcext:value-type="float">
            <text:p>92,85714286</text:p>
          </table:table-cell>
          <table:table-cell office:value-type="float" office:value="56.25" calcext:value-type="float">
            <text:p>56,25</text:p>
          </table:table-cell>
          <table:table-cell office:value-type="float" office:value="68.75" calcext:value-type="float">
            <text:p>68,75</text:p>
          </table:table-cell>
          <table:table-cell office:value-type="float" office:value="69.23076923" calcext:value-type="float">
            <text:p>69,23076923</text:p>
          </table:table-cell>
          <table:table-cell office:value-type="float" office:value="100" calcext:value-type="float">
            <text:p>100</text:p>
          </table:table-cell>
          <table:table-cell office:value-type="float" office:value="71.61654135" calcext:value-type="float">
            <text:p>71,61654135</text:p>
          </table:table-cell>
          <table:table-cell office:value-type="float" office:value="100" calcext:value-type="float">
            <text:p>1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17</text:p>
          </table:table-cell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office:value-type="float" office:value="29.41176471" calcext:value-type="float">
            <text:p>29,41176471</text:p>
          </table:table-cell>
          <table:table-cell office:value-type="float" office:value="37.5" calcext:value-type="float">
            <text:p>37,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9.16666667" calcext:value-type="float">
            <text:p>89,16666667</text:p>
          </table:table-cell>
          <table:table-cell office:value-type="float" office:value="58.82352941" calcext:value-type="float">
            <text:p>58,82352941</text:p>
          </table:table-cell>
          <table:table-cell office:value-type="float" office:value="13.33333333" calcext:value-type="float">
            <text:p>13,33333333</text:p>
          </table:table-cell>
          <table:table-cell office:value-type="float" office:value="12.5" calcext:value-type="float">
            <text:p>12,5</text:p>
          </table:table-cell>
          <table:table-cell office:value-type="float" office:value="25" calcext:value-type="float">
            <text:p>25</text:p>
          </table:table-cell>
          <table:table-cell office:value-type="float" office:value="92.85714286" calcext:value-type="float">
            <text:p>92,85714286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73.33333333" calcext:value-type="float">
            <text:p>73,333333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18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float" office:value="53.84615385" calcext:value-type="float">
            <text:p>53,84615385</text:p>
          </table:table-cell>
          <table:table-cell office:value-type="float" office:value="88.88888889" calcext:value-type="float">
            <text:p>88,88888889</text:p>
          </table:table-cell>
          <table:table-cell office:value-type="float" office:value="82.60869565" calcext:value-type="float">
            <text:p>82,60869565</text:p>
          </table:table-cell>
          <table:table-cell office:value-type="float" office:value="100" calcext:value-type="float">
            <text:p>100</text:p>
          </table:table-cell>
          <table:table-cell office:value-type="float" office:value="67.83216783" calcext:value-type="float">
            <text:p>67,83216783</text:p>
          </table:table-cell>
          <table:table-cell office:value-type="float" office:value="60" calcext:value-type="float">
            <text:p>60</text:p>
          </table:table-cell>
          <table:table-cell office:value-type="float" office:value="68.42105263" calcext:value-type="float">
            <text:p>68,42105263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77.77777778" calcext:value-type="float">
            <text:p>77,77777778</text:p>
          </table:table-cell>
          <table:table-cell office:value-type="float" office:value="92.30769231" calcext:value-type="float">
            <text:p>92,30769231</text:p>
          </table:table-cell>
          <table:table-cell office:value-type="float" office:value="84.46115288" calcext:value-type="float">
            <text:p>84,46115288</text:p>
          </table:table-cell>
          <table:table-cell office:value-type="float" office:value="100" calcext:value-type="float">
            <text:p>1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19</text:p>
          </table:table-cell>
          <table:table-cell office:value-type="string" calcext:value-type="string">
            <text:p>H</text:p>
          </table:table-cell>
          <table:table-cell office:value-type="float" office:value="38" calcext:value-type="float">
            <text:p>38</text:p>
          </table:table-cell>
          <table:table-cell office:value-type="float" office:value="84.61538462" calcext:value-type="float">
            <text:p>84,61538462</text:p>
          </table:table-cell>
          <table:table-cell office:value-type="float" office:value="73.33333333" calcext:value-type="float">
            <text:p>73,33333333</text:p>
          </table:table-cell>
          <table:table-cell office:value-type="float" office:value="57.14285714" calcext:value-type="float">
            <text:p>57,14285714</text:p>
          </table:table-cell>
          <table:table-cell office:value-type="float" office:value="86.66666667" calcext:value-type="float">
            <text:p>86,66666667</text:p>
          </table:table-cell>
          <table:table-cell office:value-type="float" office:value="77.08333333" calcext:value-type="float">
            <text:p>77,08333333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63.15789474" calcext:value-type="float">
            <text:p>63,15789474</text:p>
          </table:table-cell>
          <table:table-cell office:value-type="float" office:value="76.47058824" calcext:value-type="float">
            <text:p>76,47058824</text:p>
          </table:table-cell>
          <table:table-cell office:value-type="float" office:value="18.18181818" calcext:value-type="float">
            <text:p>18,18181818</text:p>
          </table:table-cell>
          <table:table-cell office:value-type="float" office:value="88.23529412" calcext:value-type="float">
            <text:p>88,23529412</text:p>
          </table:table-cell>
          <table:table-cell office:value-type="float" office:value="93.48739496" calcext:value-type="float">
            <text:p>93,48739496</text:p>
          </table:table-cell>
          <table:table-cell office:value-type="float" office:value="100" calcext:value-type="float">
            <text:p>1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20</text:p>
          </table:table-cell>
          <table:table-cell office:value-type="string" calcext:value-type="string">
            <text:p>H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8.82352941" calcext:value-type="float">
            <text:p>58,82352941</text:p>
          </table:table-cell>
          <table:table-cell office:value-type="float" office:value="80" calcext:value-type="float">
            <text:p>80</text:p>
          </table:table-cell>
          <table:table-cell office:value-type="float" office:value="94.73684211" calcext:value-type="float">
            <text:p>94,73684211</text:p>
          </table:table-cell>
          <table:table-cell office:value-type="float" office:value="77.45098039" calcext:value-type="float">
            <text:p>77,45098039</text:p>
          </table:table-cell>
          <table:table-cell office:value-type="float" office:value="76.47058824" calcext:value-type="float">
            <text:p>76,4705882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6.47058824" calcext:value-type="float">
            <text:p>76,47058824</text:p>
          </table:table-cell>
          <table:table-cell office:value-type="float" office:value="92.30769231" calcext:value-type="float">
            <text:p>92,30769231</text:p>
          </table:table-cell>
          <table:table-cell office:value-type="float" office:value="93.7254902" calcext:value-type="float">
            <text:p>93,7254902</text:p>
          </table:table-cell>
          <table:table-cell office:value-type="float" office:value="100" calcext:value-type="float">
            <text:p>1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21</text:p>
          </table:table-cell>
          <table:table-cell office:value-type="string" calcext:value-type="string">
            <text:p>H</text:p>
          </table:table-cell>
          <table:table-cell office:value-type="float" office:value="38" calcext:value-type="float">
            <text:p>38</text:p>
          </table:table-cell>
          <table:table-cell office:value-type="float" office:value="42.85714286" calcext:value-type="float">
            <text:p>42,85714286</text:p>
          </table:table-cell>
          <table:table-cell office:value-type="float" office:value="77.77777778" calcext:value-type="float">
            <text:p>77,77777778</text:p>
          </table:table-cell>
          <table:table-cell office:value-type="float" office:value="58.82352941" calcext:value-type="float">
            <text:p>58,82352941</text:p>
          </table:table-cell>
          <table:table-cell office:value-type="float" office:value="92.30769231" calcext:value-type="float">
            <text:p>92,30769231</text:p>
          </table:table-cell>
          <table:table-cell office:value-type="float" office:value="85.29411765" calcext:value-type="float">
            <text:p>85,29411765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44.44444444" calcext:value-type="float">
            <text:p>44,44444444</text:p>
          </table:table-cell>
          <table:table-cell office:value-type="float" office:value="71.42857143" calcext:value-type="float">
            <text:p>71,42857143</text:p>
          </table:table-cell>
          <table:table-cell office:value-type="float" office:value="73.33333333" calcext:value-type="float">
            <text:p>73,33333333</text:p>
          </table:table-cell>
          <table:table-cell office:value-type="float" office:value="84.21052632" calcext:value-type="float">
            <text:p>84,21052632</text:p>
          </table:table-cell>
          <table:table-cell office:value-type="float" office:value="87.08333333" calcext:value-type="float">
            <text:p>87,08333333</text:p>
          </table:table-cell>
          <table:table-cell office:value-type="float" office:value="100" calcext:value-type="float">
            <text:p>1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22</text:p>
          </table:table-cell>
          <table:table-cell office:value-type="string" calcext:value-type="string">
            <text:p>H</text:p>
          </table:table-cell>
          <table:table-cell office:value-type="float" office:value="20" calcext:value-type="float">
            <text:p>20</text:p>
          </table:table-cell>
          <table:table-cell office:value-type="float" office:value="42.85714286" calcext:value-type="float">
            <text:p>42,85714286</text:p>
          </table:table-cell>
          <table:table-cell office:value-type="float" office:value="70.58823529" calcext:value-type="float">
            <text:p>70,58823529</text:p>
          </table:table-cell>
          <table:table-cell office:value-type="float" office:value="64.28571429" calcext:value-type="float">
            <text:p>64,28571429</text:p>
          </table:table-cell>
          <table:table-cell office:value-type="float" office:value="80" calcext:value-type="float">
            <text:p>80</text:p>
          </table:table-cell>
          <table:table-cell office:value-type="float" office:value="70.22058824" calcext:value-type="float">
            <text:p>70,22058824</text:p>
          </table:table-cell>
          <table:table-cell office:value-type="float" office:value="71.42857143" calcext:value-type="float">
            <text:p>71,42857143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80" calcext:value-type="float">
            <text:p>80</text:p>
          </table:table-cell>
          <table:table-cell office:value-type="float" office:value="27.77777778" calcext:value-type="float">
            <text:p>27,77777778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54.16666667" calcext:value-type="float">
            <text:p>54,16666667</text:p>
          </table:table-cell>
          <table:table-cell office:value-type="float" office:value="88.88888889" calcext:value-type="float">
            <text:p>88,888888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23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float" office:value="58.82352941" calcext:value-type="float">
            <text:p>58,82352941</text:p>
          </table:table-cell>
          <table:table-cell office:value-type="float" office:value="60" calcext:value-type="float">
            <text:p>60</text:p>
          </table:table-cell>
          <table:table-cell office:value-type="float" office:value="57.89473684" calcext:value-type="float">
            <text:p>57,89473684</text:p>
          </table:table-cell>
          <table:table-cell office:value-type="float" office:value="63.63636364" calcext:value-type="float">
            <text:p>63,63636364</text:p>
          </table:table-cell>
          <table:table-cell office:value-type="float" office:value="71.66666667" calcext:value-type="float">
            <text:p>71,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53.33333333" calcext:value-type="float">
            <text:p>53,33333333</text:p>
          </table:table-cell>
          <table:table-cell office:value-type="float" office:value="88.23529412" calcext:value-type="float">
            <text:p>88,23529412</text:p>
          </table:table-cell>
          <table:table-cell office:value-type="float" office:value="30.76923077" calcext:value-type="float">
            <text:p>30,76923077</text:p>
          </table:table-cell>
          <table:table-cell office:value-type="float" office:value="85.71428571" calcext:value-type="float">
            <text:p>85,71428571</text:p>
          </table:table-cell>
          <table:table-cell office:value-type="float" office:value="79.76190476" calcext:value-type="float">
            <text:p>79,76190476</text:p>
          </table:table-cell>
          <table:table-cell office:value-type="float" office:value="95" calcext:value-type="float">
            <text:p>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25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46.66666667" calcext:value-type="float">
            <text:p>46,66666667</text:p>
          </table:table-cell>
          <table:table-cell office:value-type="float" office:value="84.21052632" calcext:value-type="float">
            <text:p>84,21052632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86.11111111" calcext:value-type="float">
            <text:p>86,11111111</text:p>
          </table:table-cell>
          <table:table-cell office:value-type="float" office:value="78.94736842" calcext:value-type="float">
            <text:p>78,94736842</text:p>
          </table:table-cell>
          <table:table-cell office:value-type="float" office:value="47.05882353" calcext:value-type="float">
            <text:p>47,05882353</text:p>
          </table:table-cell>
          <table:table-cell office:value-type="float" office:value="53.84615385" calcext:value-type="float">
            <text:p>53,84615385</text:p>
          </table:table-cell>
          <table:table-cell office:value-type="float" office:value="70" calcext:value-type="float">
            <text:p>70</text:p>
          </table:table-cell>
          <table:table-cell office:value-type="float" office:value="93.33333333" calcext:value-type="float">
            <text:p>93,33333333</text:p>
          </table:table-cell>
          <table:table-cell office:value-type="float" office:value="88.92857143" calcext:value-type="float">
            <text:p>88,92857143</text:p>
          </table:table-cell>
          <table:table-cell office:value-type="float" office:value="92.30769231" calcext:value-type="float">
            <text:p>92,3076923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26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69.23076923" calcext:value-type="float">
            <text:p>69,23076923</text:p>
          </table:table-cell>
          <table:table-cell office:value-type="float" office:value="88.88888889" calcext:value-type="float">
            <text:p>88,88888889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63.92857143" calcext:value-type="float">
            <text:p>63,92857143</text:p>
          </table:table-cell>
          <table:table-cell office:value-type="float" office:value="47.05882353" calcext:value-type="float">
            <text:p>47,05882353</text:p>
          </table:table-cell>
          <table:table-cell office:value-type="float" office:value="47.36842105" calcext:value-type="float">
            <text:p>47,36842105</text:p>
          </table:table-cell>
          <table:table-cell office:value-type="float" office:value="78.57142857" calcext:value-type="float">
            <text:p>78,57142857</text:p>
          </table:table-cell>
          <table:table-cell office:value-type="float" office:value="58.82352941" calcext:value-type="float">
            <text:p>58,82352941</text:p>
          </table:table-cell>
          <table:table-cell office:value-type="float" office:value="94.11764706" calcext:value-type="float">
            <text:p>94,11764706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86.66666667" calcext:value-type="float">
            <text:p>86,666666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27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35.71428571" calcext:value-type="float">
            <text:p>35,71428571</text:p>
          </table:table-cell>
          <table:table-cell office:value-type="float" office:value="73.52941176" calcext:value-type="float">
            <text:p>73,52941176</text:p>
          </table:table-cell>
          <table:table-cell office:value-type="float" office:value="94.44444444" calcext:value-type="float">
            <text:p>94,44444444</text:p>
          </table:table-cell>
          <table:table-cell office:value-type="float" office:value="87.5" calcext:value-type="float">
            <text:p>87,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63.33333333" calcext:value-type="float">
            <text:p>63,33333333</text:p>
          </table:table-cell>
          <table:table-cell office:value-type="float" office:value="85.71428571" calcext:value-type="float">
            <text:p>85,714285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N128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office:value-type="float" office:value="6.666666667" calcext:value-type="float">
            <text:p>6,666666667</text:p>
          </table:table-cell>
          <table:table-cell office:value-type="float" office:value="9.523809524" calcext:value-type="float">
            <text:p>9,523809524</text:p>
          </table:table-cell>
          <table:table-cell office:value-type="float" office:value="12.5" calcext:value-type="float">
            <text:p>12,5</text:p>
          </table:table-cell>
          <table:table-cell office:value-type="float" office:value="58.33333333" calcext:value-type="float">
            <text:p>58,33333333</text:p>
          </table:table-cell>
          <table:table-cell office:value-type="float" office:value="96.42857143" calcext:value-type="float">
            <text:p>96,42857143</text:p>
          </table:table-cell>
          <table:table-cell office:value-type="float" office:value="88.23529412" calcext:value-type="float">
            <text:p>88,23529412</text:p>
          </table:table-cell>
          <table:table-cell office:value-type="float" office:value="5.882352941" calcext:value-type="float">
            <text:p>5,88235294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88.88888889" calcext:value-type="float">
            <text:p>88,88888889</text:p>
          </table:table-cell>
          <table:table-cell office:value-type="float" office:value="86.66666667" calcext:value-type="float">
            <text:p>86,66666667</text:p>
          </table:table-cell>
          <table:table-cell office:value-type="float" office:value="93.33333333" calcext:value-type="float">
            <text:p>93,33333333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/AT = audio or audiotac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/C/D = group left, right or cent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l/cote = target in the middle or on the side</text:p>
          </table:table-cell>
          <table:table-cell table:number-columns-repeated="16383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SCU" table:style-name="ta1">
        <table:table-column table:style-name="co15" table:default-cell-style-name="ce3"/>
        <table:table-column table:style-name="co2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2" table:default-cell-style-name="ce3"/>
        <table:table-column table:style-name="co16" table:default-cell-style-name="ce3"/>
        <table:table-column table:style-name="co10" table:number-columns-repeated="16377" table:default-cell-style-name="ce3"/>
        <table:table-row table:style-name="ro1">
          <table:table-cell table:style-name="ce2" office:value-type="string" calcext:value-type="string">
            <text:p>Participant</text:p>
          </table:table-cell>
          <table:table-cell table:style-name="ce2" office:value-type="string" calcext:value-type="string">
            <text:p>FBS_A</text:p>
          </table:table-cell>
          <table:table-cell table:style-name="ce2" office:value-type="string" calcext:value-type="string">
            <text:p>FBS_AT</text:p>
          </table:table-cell>
          <table:table-cell table:style-name="ce2" office:value-type="string" calcext:value-type="string">
            <text:p>MSS_A</text:p>
          </table:table-cell>
          <table:table-cell table:style-name="ce2" office:value-type="string" calcext:value-type="string">
            <text:p>MSS_AT</text:p>
          </table:table-cell>
          <table:table-cell table:style-name="ce2" office:value-type="string" calcext:value-type="string">
            <text:p>TPS_A</text:p>
          </table:table-cell>
          <table:table-cell table:style-name="ce2" office:value-type="string" calcext:value-type="string">
            <text:p>TPS_AT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HN10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0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calcext:value-type="string">
            <text:p>HN1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0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0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0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0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0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1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N1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1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2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N12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2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N12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S = front-back sess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SS = maskers spacing session</text:p>
          </table:table-cell>
          <table:table-cell table:number-columns-repeated="13"/>
          <table:table-cell table:style-name="Default" table:number-columns-repeated="2"/>
          <table:table-cell table:number-columns-repeated="16368"/>
        </table:table-row>
        <table:table-row table:style-name="ro1">
          <table:table-cell office:value-type="string" calcext:value-type="string">
            <text:p>TPS = target position session</text:p>
          </table:table-cell>
          <table:table-cell table:number-columns-repeated="13"/>
          <table:table-cell table:style-name="Default" table:number-columns-repeated="2"/>
          <table:table-cell table:number-columns-repeated="16368"/>
        </table:table-row>
        <table:table-row table:style-name="ro1">
          <table:table-cell office:value-type="string" calcext:value-type="string">
            <text:p>A/AT = audio or audiotactile</text:p>
          </table:table-cell>
          <table:table-cell table:number-columns-repeated="13"/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16368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Maskers spacing session'.A1:'Maskers spacing session'.O2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/00/0000</text:date>, <text:time style:data-style-name="N2" text:time-value="16:48:59.9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27T16:52:45.871000000</dc:date>
    <meta:editing-duration>PT4H57M9S</meta:editing-duration>
    <meta:editing-cycles>16</meta:editing-cycles>
    <meta:generator>LibreOffice/7.6.7.2$Windows_X86_64 LibreOffice_project/dd47e4b30cb7dab30588d6c79c651f218165e3c5</meta:generator>
    <meta:document-statistic meta:table-count="4" meta:cell-count="1492" meta:object-count="0"/>
  </office:meta>
</office:document-meta>
</file>